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2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>
            <draw:frame table:end-cell-address="Planilha2.H19" table:end-x="1.082cm" table:end-y="0.172cm" draw:z-index="0" draw:style-name="gr1" draw:text-style-name="P1" svg:width="15.966cm" svg:height="6.888cm" svg:x="0.922cm" svg:y="0.274cm">
              <draw:object draw:notify-on-update-of-ranges="Planilha3.F2:Planilha3.F2 Planilha3.A3:Planilha3.A43 Planilha3.A2:Planilha3.A43 Planilha4.C2:Planilha4.C4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Planilha2.P20" table:end-x="1.942cm" table:end-y="0.036cm" draw:z-index="1" draw:style-name="gr1" draw:text-style-name="P1" svg:width="17.211cm" svg:height="7.267cm" svg:x="0.537cm" svg:y="0.17cm">
              <draw:object draw:notify-on-update-of-ranges="Planilha4.D2:Planilha4.D43 Planilha3.A3:Planilha3.A4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6"/>
          <table:table-cell>
            <draw:frame table:end-cell-address="Planilha2.N41" table:end-x="0.229cm" table:end-y="0.347cm" draw:z-index="2" draw:style-name="gr1" draw:text-style-name="P1" svg:width="15.999cm" svg:height="8.999cm" svg:x="0.037cm" svg:y="0.395cm">
              <draw:object draw:notify-on-update-of-ranges="Planilha3.A2:Planilha3.A43 Planilha3.L2:Planilha3.L4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</table:table>
      <table:table table:name="Planilha3" table:style-name="ta1" table:print="false">
        <table:table-column table:style-name="co1" table:number-columns-repeated="16" table:default-cell-style-name="Default"/>
        <table:table-row table:style-name="ro2">
          <table:table-cell office:value-type="string">
            <text:p>year</text:p>
          </table:table-cell>
          <table:table-cell/>
          <table:table-cell office:value-type="string">
            <text:p>hue</text:p>
          </table:table-cell>
          <table:table-cell office:value-type="string">
            <text:p>sat</text:p>
          </table:table-cell>
          <table:table-cell office:value-type="string">
            <text:p>val</text:p>
          </table:table-cell>
          <table:table-cell office:value-type="string">
            <text:p>black</text:p>
          </table:table-cell>
          <table:table-cell office:value-type="string">
            <text:p>blue</text:p>
          </table:table-cell>
          <table:table-cell office:value-type="string">
            <text:p>brown</text:p>
          </table:table-cell>
          <table:table-cell office:value-type="string">
            <text:p>green</text:p>
          </table:table-cell>
          <table:table-cell office:value-type="string">
            <text:p>gray</text:p>
          </table:table-cell>
          <table:table-cell office:value-type="string">
            <text:p>orange</text:p>
          </table:table-cell>
          <table:table-cell office:value-type="string">
            <text:p>pink</text:p>
          </table:table-cell>
          <table:table-cell office:value-type="string">
            <text:p>purple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office:value-type="string">
            <text:p>yellow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office:value-type="float" office:value="163.137744444444">
            <text:p>163,1377444444</text:p>
          </table:table-cell>
          <table:table-cell office:value-type="float" office:value="52.7156555555556">
            <text:p>52,7156555556</text:p>
          </table:table-cell>
          <table:table-cell office:value-type="float" office:value="44.4837111111111">
            <text:p>44,4837111111</text:p>
          </table:table-cell>
          <table:table-cell office:value-type="float" office:value="0.566411111111111">
            <text:p>0,5664111111</text:p>
          </table:table-cell>
          <table:table-cell office:value-type="float" office:value="0.0724333333333333">
            <text:p>0,0724333333</text:p>
          </table:table-cell>
          <table:table-cell office:value-type="float" office:value="0.0343222222222222">
            <text:p>0,0343222222</text:p>
          </table:table-cell>
          <table:table-cell office:value-type="float" office:value="0.0000333333333333333">
            <text:p>3,33333333333333E-005</text:p>
          </table:table-cell>
          <table:table-cell office:value-type="float" office:value="0.126688888888889">
            <text:p>0,1266888889</text:p>
          </table:table-cell>
          <table:table-cell office:value-type="float" office:value="0.00973333333333333">
            <text:p>0,0097333333</text:p>
          </table:table-cell>
          <table:table-cell office:value-type="float" office:value="0.0924555555555555">
            <text:p>0,0924555556</text:p>
          </table:table-cell>
          <table:table-cell office:value-type="float" office:value="0.0280555555555556">
            <text:p>0,0280555556</text:p>
          </table:table-cell>
          <table:table-cell office:value-type="float" office:value="0.0231">
            <text:p>0,0231</text:p>
          </table:table-cell>
          <table:table-cell office:value-type="float" office:value="0.0431222222222222">
            <text:p>0,0431222222</text:p>
          </table:table-cell>
          <table:table-cell office:value-type="float" office:value="0.00367777777777778">
            <text:p>0,0036777778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2">
            <text:p>2</text:p>
          </table:table-cell>
          <table:table-cell office:value-type="float" office:value="162.33495">
            <text:p>162,33495</text:p>
          </table:table-cell>
          <table:table-cell office:value-type="float" office:value="52.8191409090909">
            <text:p>52,8191409091</text:p>
          </table:table-cell>
          <table:table-cell office:value-type="float" office:value="44.5272727272727">
            <text:p>44,5272727273</text:p>
          </table:table-cell>
          <table:table-cell office:value-type="float" office:value="0.488009090909091">
            <text:p>0,4880090909</text:p>
          </table:table-cell>
          <table:table-cell office:value-type="float" office:value="0.000231818181818182">
            <text:p>0,0002318182</text:p>
          </table:table-cell>
          <table:table-cell office:value-type="float" office:value="0.120022727272727">
            <text:p>0,1200227273</text:p>
          </table:table-cell>
          <table:table-cell office:value-type="float" office:value="0.000172727272727273">
            <text:p>0,0001727273</text:p>
          </table:table-cell>
          <table:table-cell office:value-type="float" office:value="0.237613636363636">
            <text:p>0,2376136364</text:p>
          </table:table-cell>
          <table:table-cell office:value-type="float" office:value="0.00551818181818182">
            <text:p>0,0055181818</text:p>
          </table:table-cell>
          <table:table-cell office:value-type="float" office:value="0.128536363636364">
            <text:p>0,1285363636</text:p>
          </table:table-cell>
          <table:table-cell office:value-type="float" office:value="0.00418181818181818">
            <text:p>0,0041818182</text:p>
          </table:table-cell>
          <table:table-cell office:value-type="float" office:value="0.0000227272727272727">
            <text:p>2,27272727272727E-005</text:p>
          </table:table-cell>
          <table:table-cell office:value-type="float" office:value="0.0151045454545455">
            <text:p>0,0151045455</text:p>
          </table:table-cell>
          <table:table-cell office:value-type="float" office:value="0.000604545454545455">
            <text:p>0,0006045455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office:value-type="float" office:value="163.544154205608">
            <text:p>163,5441542056</text:p>
          </table:table-cell>
          <table:table-cell office:value-type="float" office:value="53.0487663551402">
            <text:p>53,0487663551</text:p>
          </table:table-cell>
          <table:table-cell office:value-type="float" office:value="44.8387214953271">
            <text:p>44,8387214953</text:p>
          </table:table-cell>
          <table:table-cell office:value-type="float" office:value="0.544428037383177">
            <text:p>0,5444280374</text:p>
          </table:table-cell>
          <table:table-cell office:value-type="float" office:value="0.00537570093457944">
            <text:p>0,0053757009</text:p>
          </table:table-cell>
          <table:table-cell office:value-type="float" office:value="0.10541214953271">
            <text:p>0,1054121495</text:p>
          </table:table-cell>
          <table:table-cell office:value-type="float" office:value="0.00118878504672897">
            <text:p>0,001188785</text:p>
          </table:table-cell>
          <table:table-cell office:value-type="float" office:value="0.216428037383178">
            <text:p>0,2164280374</text:p>
          </table:table-cell>
          <table:table-cell office:value-type="float" office:value="0.0184981308411215">
            <text:p>0,0184981308</text:p>
          </table:table-cell>
          <table:table-cell office:value-type="float" office:value="0.0626588785046729">
            <text:p>0,0626588785</text:p>
          </table:table-cell>
          <table:table-cell office:value-type="float" office:value="0.00436728971962617">
            <text:p>0,0043672897</text:p>
          </table:table-cell>
          <table:table-cell office:value-type="float" office:value="0.00612710280373832">
            <text:p>0,0061271028</text:p>
          </table:table-cell>
          <table:table-cell office:value-type="float" office:value="0.0250757009345795">
            <text:p>0,0250757009</text:p>
          </table:table-cell>
          <table:table-cell office:value-type="float" office:value="0.0104747663551402">
            <text:p>0,0104747664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4">
            <text:p>4</text:p>
          </table:table-cell>
          <table:table-cell office:value-type="float" office:value="162.061992682927">
            <text:p>162,0619926829</text:p>
          </table:table-cell>
          <table:table-cell office:value-type="float" office:value="52.7380268292683">
            <text:p>52,7380268293</text:p>
          </table:table-cell>
          <table:table-cell office:value-type="float" office:value="44.6940085365854">
            <text:p>44,6940085366</text:p>
          </table:table-cell>
          <table:table-cell office:value-type="float" office:value="0.405601219512195">
            <text:p>0,4056012195</text:p>
          </table:table-cell>
          <table:table-cell office:value-type="float" office:value="0.00270853658536585">
            <text:p>0,0027085366</text:p>
          </table:table-cell>
          <table:table-cell office:value-type="float" office:value="0.112498780487805">
            <text:p>0,1124987805</text:p>
          </table:table-cell>
          <table:table-cell office:value-type="float" office:value="0.000640243902439025">
            <text:p>0,0006402439</text:p>
          </table:table-cell>
          <table:table-cell office:value-type="float" office:value="0.282069512195122">
            <text:p>0,2820695122</text:p>
          </table:table-cell>
          <table:table-cell office:value-type="float" office:value="0.0224414634146341">
            <text:p>0,0224414634</text:p>
          </table:table-cell>
          <table:table-cell office:value-type="float" office:value="0.118743902439024">
            <text:p>0,1187439024</text:p>
          </table:table-cell>
          <table:table-cell office:value-type="float" office:value="0.0100012195121951">
            <text:p>0,0100012195</text:p>
          </table:table-cell>
          <table:table-cell office:value-type="float" office:value="0.0012719512195122">
            <text:p>0,0012719512</text:p>
          </table:table-cell>
          <table:table-cell office:value-type="float" office:value="0.0392475609756098">
            <text:p>0,039247561</text:p>
          </table:table-cell>
          <table:table-cell office:value-type="float" office:value="0.00480975609756098">
            <text:p>0,004809756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5">
            <text:p>15</text:p>
          </table:table-cell>
          <table:table-cell office:value-type="float" office:value="164.177511702128">
            <text:p>164,1775117021</text:p>
          </table:table-cell>
          <table:table-cell office:value-type="float" office:value="53.1093978723404">
            <text:p>53,1093978723</text:p>
          </table:table-cell>
          <table:table-cell office:value-type="float" office:value="44.8126319148936">
            <text:p>44,8126319149</text:p>
          </table:table-cell>
          <table:table-cell office:value-type="float" office:value="0.5502">
            <text:p>0,5502</text:p>
          </table:table-cell>
          <table:table-cell office:value-type="float" office:value="0.00583829787234043">
            <text:p>0,0058382979</text:p>
          </table:table-cell>
          <table:table-cell office:value-type="float" office:value="0.113786170212766">
            <text:p>0,1137861702</text:p>
          </table:table-cell>
          <table:table-cell office:value-type="float" office:value="0.00836063829787234">
            <text:p>0,0083606383</text:p>
          </table:table-cell>
          <table:table-cell office:value-type="float" office:value="0.221518085106383">
            <text:p>0,2215180851</text:p>
          </table:table-cell>
          <table:table-cell office:value-type="float" office:value="0.0137106382978723">
            <text:p>0,0137106383</text:p>
          </table:table-cell>
          <table:table-cell office:value-type="float" office:value="0.0447372340425532">
            <text:p>0,044737234</text:p>
          </table:table-cell>
          <table:table-cell office:value-type="float" office:value="0.00424893617021277">
            <text:p>0,0042489362</text:p>
          </table:table-cell>
          <table:table-cell office:value-type="float" office:value="0.00263617021276596">
            <text:p>0,0026361702</text:p>
          </table:table-cell>
          <table:table-cell office:value-type="float" office:value="0.0297936170212766">
            <text:p>0,029793617</text:p>
          </table:table-cell>
          <table:table-cell office:value-type="float" office:value="0.0052">
            <text:p>0,0052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6">
            <text:p>16</text:p>
          </table:table-cell>
          <table:table-cell office:value-type="float" office:value="166.886352229299">
            <text:p>166,8863522293</text:p>
          </table:table-cell>
          <table:table-cell office:value-type="float" office:value="53.7457382165605">
            <text:p>53,7457382166</text:p>
          </table:table-cell>
          <table:table-cell office:value-type="float" office:value="45.6220630573249">
            <text:p>45,6220630573</text:p>
          </table:table-cell>
          <table:table-cell office:value-type="float" office:value="0.469075796178344">
            <text:p>0,4690757962</text:p>
          </table:table-cell>
          <table:table-cell office:value-type="float" office:value="0.0280210191082803">
            <text:p>0,0280210191</text:p>
          </table:table-cell>
          <table:table-cell office:value-type="float" office:value="0.0457777070063694">
            <text:p>0,045777707</text:p>
          </table:table-cell>
          <table:table-cell office:value-type="float" office:value="0.0220490445859873">
            <text:p>0,0220490446</text:p>
          </table:table-cell>
          <table:table-cell office:value-type="float" office:value="0.17214076433121">
            <text:p>0,1721407643</text:p>
          </table:table-cell>
          <table:table-cell office:value-type="float" office:value="0.00638535031847134">
            <text:p>0,0063853503</text:p>
          </table:table-cell>
          <table:table-cell office:value-type="float" office:value="0.0534624203821656">
            <text:p>0,0534624204</text:p>
          </table:table-cell>
          <table:table-cell office:value-type="float" office:value="0.0126254777070064">
            <text:p>0,0126254777</text:p>
          </table:table-cell>
          <table:table-cell office:value-type="float" office:value="0.00167643312101911">
            <text:p>0,0016764331</text:p>
          </table:table-cell>
          <table:table-cell office:value-type="float" office:value="0.185810191082803">
            <text:p>0,1858101911</text:p>
          </table:table-cell>
          <table:table-cell office:value-type="float" office:value="0.00301337579617834">
            <text:p>0,0030133758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7">
            <text:p>17</text:p>
          </table:table-cell>
          <table:table-cell office:value-type="float" office:value="164.255407142857">
            <text:p>164,2554071429</text:p>
          </table:table-cell>
          <table:table-cell office:value-type="float" office:value="53.2610818027211">
            <text:p>53,2610818027</text:p>
          </table:table-cell>
          <table:table-cell office:value-type="float" office:value="45.0158602040816">
            <text:p>45,0158602041</text:p>
          </table:table-cell>
          <table:table-cell office:value-type="float" office:value="0.462300680272109">
            <text:p>0,4623006803</text:p>
          </table:table-cell>
          <table:table-cell office:value-type="float" office:value="0.0173195578231292">
            <text:p>0,0173195578</text:p>
          </table:table-cell>
          <table:table-cell office:value-type="float" office:value="0.083210544217687">
            <text:p>0,0832105442</text:p>
          </table:table-cell>
          <table:table-cell office:value-type="float" office:value="0.0078841836734694">
            <text:p>0,0078841837</text:p>
          </table:table-cell>
          <table:table-cell office:value-type="float" office:value="0.233340986394558">
            <text:p>0,2333409864</text:p>
          </table:table-cell>
          <table:table-cell office:value-type="float" office:value="0.012230612244898">
            <text:p>0,0122306122</text:p>
          </table:table-cell>
          <table:table-cell office:value-type="float" office:value="0.0787673469387756">
            <text:p>0,0787673469</text:p>
          </table:table-cell>
          <table:table-cell office:value-type="float" office:value="0.0110647959183674">
            <text:p>0,0110647959</text:p>
          </table:table-cell>
          <table:table-cell office:value-type="float" office:value="0.00205408163265306">
            <text:p>0,0020540816</text:p>
          </table:table-cell>
          <table:table-cell office:value-type="float" office:value="0.0888062925170068">
            <text:p>0,0888062925</text:p>
          </table:table-cell>
          <table:table-cell office:value-type="float" office:value="0.0030595238095238">
            <text:p>0,0030595238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8">
            <text:p>18</text:p>
          </table:table-cell>
          <table:table-cell office:value-type="float" office:value="163.45042329932">
            <text:p>163,4504232993</text:p>
          </table:table-cell>
          <table:table-cell office:value-type="float" office:value="52.9989698979592">
            <text:p>52,998969898</text:p>
          </table:table-cell>
          <table:table-cell office:value-type="float" office:value="44.8125962585034">
            <text:p>44,8125962585</text:p>
          </table:table-cell>
          <table:table-cell office:value-type="float" office:value="0.444239625850341">
            <text:p>0,4442396259</text:p>
          </table:table-cell>
          <table:table-cell office:value-type="float" office:value="0.022941156462585">
            <text:p>0,0229411565</text:p>
          </table:table-cell>
          <table:table-cell office:value-type="float" office:value="0.112504931972789">
            <text:p>0,112504932</text:p>
          </table:table-cell>
          <table:table-cell office:value-type="float" office:value="0.00470663265306122">
            <text:p>0,0047066327</text:p>
          </table:table-cell>
          <table:table-cell office:value-type="float" office:value="0.231106972789116">
            <text:p>0,2311069728</text:p>
          </table:table-cell>
          <table:table-cell office:value-type="float" office:value="0.00952329931972788">
            <text:p>0,0095232993</text:p>
          </table:table-cell>
          <table:table-cell office:value-type="float" office:value="0.0841105442176871">
            <text:p>0,0841105442</text:p>
          </table:table-cell>
          <table:table-cell office:value-type="float" office:value="0.0172173469387755">
            <text:p>0,0172173469</text:p>
          </table:table-cell>
          <table:table-cell office:value-type="float" office:value="0.00298452380952381">
            <text:p>0,0029845238</text:p>
          </table:table-cell>
          <table:table-cell office:value-type="float" office:value="0.0640539115646258">
            <text:p>0,0640539116</text:p>
          </table:table-cell>
          <table:table-cell office:value-type="float" office:value="0.00665017006802722">
            <text:p>0,0066501701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9">
            <text:p>19</text:p>
          </table:table-cell>
          <table:table-cell office:value-type="float" office:value="168.186147465438">
            <text:p>168,1861474654</text:p>
          </table:table-cell>
          <table:table-cell office:value-type="float" office:value="54.0714792626728">
            <text:p>54,0714792627</text:p>
          </table:table-cell>
          <table:table-cell office:value-type="float" office:value="45.8085459293395">
            <text:p>45,8085459293</text:p>
          </table:table-cell>
          <table:table-cell office:value-type="float" office:value="0.461445161290324">
            <text:p>0,4614451613</text:p>
          </table:table-cell>
          <table:table-cell office:value-type="float" office:value="0.0193095238095238">
            <text:p>0,0193095238</text:p>
          </table:table-cell>
          <table:table-cell office:value-type="float" office:value="0.103021198156682">
            <text:p>0,1030211982</text:p>
          </table:table-cell>
          <table:table-cell office:value-type="float" office:value="0.0228311827956989">
            <text:p>0,0228311828</text:p>
          </table:table-cell>
          <table:table-cell office:value-type="float" office:value="0.222774961597542">
            <text:p>0,2227749616</text:p>
          </table:table-cell>
          <table:table-cell office:value-type="float" office:value="0.0171036866359447">
            <text:p>0,0171036866</text:p>
          </table:table-cell>
          <table:table-cell office:value-type="float" office:value="0.0719053763440861">
            <text:p>0,0719053763</text:p>
          </table:table-cell>
          <table:table-cell office:value-type="float" office:value="0.0178634408602151">
            <text:p>0,0178634409</text:p>
          </table:table-cell>
          <table:table-cell office:value-type="float" office:value="0.00363072196620583">
            <text:p>0,003630722</text:p>
          </table:table-cell>
          <table:table-cell office:value-type="float" office:value="0.0567913978494624">
            <text:p>0,0567913978</text:p>
          </table:table-cell>
          <table:table-cell office:value-type="float" office:value="0.00336420890937019">
            <text:p>0,003364208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0">
            <text:p>20</text:p>
          </table:table-cell>
          <table:table-cell office:value-type="float" office:value="163.923684333333">
            <text:p>163,9236843333</text:p>
          </table:table-cell>
          <table:table-cell office:value-type="float" office:value="53.144533">
            <text:p>53,144533</text:p>
          </table:table-cell>
          <table:table-cell office:value-type="float" office:value="44.9765568333334">
            <text:p>44,9765568333</text:p>
          </table:table-cell>
          <table:table-cell office:value-type="float" office:value="0.450201">
            <text:p>0,450201</text:p>
          </table:table-cell>
          <table:table-cell office:value-type="float" office:value="0.0192146666666666">
            <text:p>0,0192146667</text:p>
          </table:table-cell>
          <table:table-cell office:value-type="float" office:value="0.0956198333333334">
            <text:p>0,0956198333</text:p>
          </table:table-cell>
          <table:table-cell office:value-type="float" office:value="0.00613366666666668">
            <text:p>0,0061336667</text:p>
          </table:table-cell>
          <table:table-cell office:value-type="float" office:value="0.251456333333333">
            <text:p>0,2514563333</text:p>
          </table:table-cell>
          <table:table-cell office:value-type="float" office:value="0.0165593333333333">
            <text:p>0,0165593333</text:p>
          </table:table-cell>
          <table:table-cell office:value-type="float" office:value="0.0766273333333334">
            <text:p>0,0766273333</text:p>
          </table:table-cell>
          <table:table-cell office:value-type="float" office:value="0.0223178333333334">
            <text:p>0,0223178333</text:p>
          </table:table-cell>
          <table:table-cell office:value-type="float" office:value="0.00245383333333333">
            <text:p>0,0024538333</text:p>
          </table:table-cell>
          <table:table-cell office:value-type="float" office:value="0.0456663333333333">
            <text:p>0,0456663333</text:p>
          </table:table-cell>
          <table:table-cell office:value-type="float" office:value="0.0137865">
            <text:p>0,0137865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1">
            <text:p>21</text:p>
          </table:table-cell>
          <table:table-cell office:value-type="float" office:value="170.942721548821">
            <text:p>170,9427215488</text:p>
          </table:table-cell>
          <table:table-cell office:value-type="float" office:value="54.7375735690236">
            <text:p>54,737573569</text:p>
          </table:table-cell>
          <table:table-cell office:value-type="float" office:value="46.4993537037037">
            <text:p>46,4993537037</text:p>
          </table:table-cell>
          <table:table-cell office:value-type="float" office:value="0.409898316498316">
            <text:p>0,4098983165</text:p>
          </table:table-cell>
          <table:table-cell office:value-type="float" office:value="0.0489781144781144">
            <text:p>0,0489781145</text:p>
          </table:table-cell>
          <table:table-cell office:value-type="float" office:value="0.0906654882154884">
            <text:p>0,0906654882</text:p>
          </table:table-cell>
          <table:table-cell office:value-type="float" office:value="0.0120991582491582">
            <text:p>0,0120991582</text:p>
          </table:table-cell>
          <table:table-cell office:value-type="float" office:value="0.238353703703704">
            <text:p>0,2383537037</text:p>
          </table:table-cell>
          <table:table-cell office:value-type="float" office:value="0.00997845117845119">
            <text:p>0,0099784512</text:p>
          </table:table-cell>
          <table:table-cell office:value-type="float" office:value="0.0690181818181819">
            <text:p>0,0690181818</text:p>
          </table:table-cell>
          <table:table-cell office:value-type="float" office:value="0.0263695286195286">
            <text:p>0,0263695286</text:p>
          </table:table-cell>
          <table:table-cell office:value-type="float" office:value="0.00343131313131313">
            <text:p>0,0034313131</text:p>
          </table:table-cell>
          <table:table-cell office:value-type="float" office:value="0.0862424242424243">
            <text:p>0,0862424242</text:p>
          </table:table-cell>
          <table:table-cell office:value-type="float" office:value="0.00499814814814815">
            <text:p>0,0049981481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2">
            <text:p>22</text:p>
          </table:table-cell>
          <table:table-cell office:value-type="float" office:value="169.195807107601">
            <text:p>169,1958071076</text:p>
          </table:table-cell>
          <table:table-cell office:value-type="float" office:value="54.3579869693979">
            <text:p>54,3579869694</text:p>
          </table:table-cell>
          <table:table-cell office:value-type="float" office:value="46.0625922013821">
            <text:p>46,0625922014</text:p>
          </table:table-cell>
          <table:table-cell office:value-type="float" office:value="0.449271372161896">
            <text:p>0,4492713722</text:p>
          </table:table-cell>
          <table:table-cell office:value-type="float" office:value="0.0416633761105628">
            <text:p>0,0416633761</text:p>
          </table:table-cell>
          <table:table-cell office:value-type="float" office:value="0.0988398815399804">
            <text:p>0,0988398815</text:p>
          </table:table-cell>
          <table:table-cell office:value-type="float" office:value="0.00749654491609082">
            <text:p>0,0074965449</text:p>
          </table:table-cell>
          <table:table-cell office:value-type="float" office:value="0.23240444225074">
            <text:p>0,2324044423</text:p>
          </table:table-cell>
          <table:table-cell office:value-type="float" office:value="0.0255038499506416">
            <text:p>0,02550385</text:p>
          </table:table-cell>
          <table:table-cell office:value-type="float" office:value="0.0617779861796644">
            <text:p>0,0617779862</text:p>
          </table:table-cell>
          <table:table-cell office:value-type="float" office:value="0.0143018756169792">
            <text:p>0,0143018756</text:p>
          </table:table-cell>
          <table:table-cell office:value-type="float" office:value="0.00305103652517276">
            <text:p>0,0030510365</text:p>
          </table:table-cell>
          <table:table-cell office:value-type="float" office:value="0.0609364264560711">
            <text:p>0,0609364265</text:p>
          </table:table-cell>
          <table:table-cell office:value-type="float" office:value="0.00479279368213229">
            <text:p>0,004792793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3">
            <text:p>23</text:p>
          </table:table-cell>
          <table:table-cell office:value-type="float" office:value="165.231320345964">
            <text:p>165,231320346</text:p>
          </table:table-cell>
          <table:table-cell office:value-type="float" office:value="53.4632799835255">
            <text:p>53,4632799835</text:p>
          </table:table-cell>
          <table:table-cell office:value-type="float" office:value="45.1875330313015">
            <text:p>45,1875330313</text:p>
          </table:table-cell>
          <table:table-cell office:value-type="float" office:value="0.520100906095552">
            <text:p>0,5201009061</text:p>
          </table:table-cell>
          <table:table-cell office:value-type="float" office:value="0.0211268533772652">
            <text:p>0,0211268534</text:p>
          </table:table-cell>
          <table:table-cell office:value-type="float" office:value="0.0826710873146623">
            <text:p>0,0826710873</text:p>
          </table:table-cell>
          <table:table-cell office:value-type="float" office:value="0.0101495881383855">
            <text:p>0,0101495881</text:p>
          </table:table-cell>
          <table:table-cell office:value-type="float" office:value="0.209312932454695">
            <text:p>0,2093129325</text:p>
          </table:table-cell>
          <table:table-cell office:value-type="float" office:value="0.0114043657331136">
            <text:p>0,0114043657</text:p>
          </table:table-cell>
          <table:table-cell office:value-type="float" office:value="0.0654725700164745">
            <text:p>0,06547257</text:p>
          </table:table-cell>
          <table:table-cell office:value-type="float" office:value="0.0096691927512356">
            <text:p>0,0096691928</text:p>
          </table:table-cell>
          <table:table-cell office:value-type="float" office:value="0.00356037891268533">
            <text:p>0,0035603789</text:p>
          </table:table-cell>
          <table:table-cell office:value-type="float" office:value="0.0625054365733114">
            <text:p>0,0625054366</text:p>
          </table:table-cell>
          <table:table-cell office:value-type="float" office:value="0.00406037891268536">
            <text:p>0,0040603789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24">
            <text:p>24</text:p>
          </table:table-cell>
          <table:table-cell office:value-type="float" office:value="164.649986697783">
            <text:p>164,6499866978</text:p>
          </table:table-cell>
          <table:table-cell office:value-type="float" office:value="53.3141800466744">
            <text:p>53,3141800467</text:p>
          </table:table-cell>
          <table:table-cell office:value-type="float" office:value="45.0137302217036">
            <text:p>45,0137302217</text:p>
          </table:table-cell>
          <table:table-cell office:value-type="float" office:value="0.506224270711785">
            <text:p>0,5062242707</text:p>
          </table:table-cell>
          <table:table-cell office:value-type="float" office:value="0.0196575262543757">
            <text:p>0,0196575263</text:p>
          </table:table-cell>
          <table:table-cell office:value-type="float" office:value="0.0987805134189031">
            <text:p>0,0987805134</text:p>
          </table:table-cell>
          <table:table-cell office:value-type="float" office:value="0.00591516919486582">
            <text:p>0,0059151692</text:p>
          </table:table-cell>
          <table:table-cell office:value-type="float" office:value="0.209769194865811">
            <text:p>0,2097691949</text:p>
          </table:table-cell>
          <table:table-cell office:value-type="float" office:value="0.0127973162193699">
            <text:p>0,0127973162</text:p>
          </table:table-cell>
          <table:table-cell office:value-type="float" office:value="0.0638066511085181">
            <text:p>0,0638066511</text:p>
          </table:table-cell>
          <table:table-cell office:value-type="float" office:value="0.0185801633605601">
            <text:p>0,0185801634</text:p>
          </table:table-cell>
          <table:table-cell office:value-type="float" office:value="0.00531656942823803">
            <text:p>0,0053165694</text:p>
          </table:table-cell>
          <table:table-cell office:value-type="float" office:value="0.056010268378063">
            <text:p>0,0560102684</text:p>
          </table:table-cell>
          <table:table-cell office:value-type="float" office:value="0.00317957992998833">
            <text:p>0,003179579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5">
            <text:p>105</text:p>
          </table:table-cell>
          <table:table-cell office:value-type="float" office:value="164.098412082958">
            <text:p>164,098412083</text:p>
          </table:table-cell>
          <table:table-cell office:value-type="float" office:value="53.1736392245267">
            <text:p>53,1736392245</text:p>
          </table:table-cell>
          <table:table-cell office:value-type="float" office:value="44.9707021641118">
            <text:p>44,9707021641</text:p>
          </table:table-cell>
          <table:table-cell office:value-type="float" office:value="0.499813886384131">
            <text:p>0,4998138864</text:p>
          </table:table-cell>
          <table:table-cell office:value-type="float" office:value="0.0115559062218215">
            <text:p>0,0115559062</text:p>
          </table:table-cell>
          <table:table-cell office:value-type="float" office:value="0.0971354373309289">
            <text:p>0,0971354373</text:p>
          </table:table-cell>
          <table:table-cell office:value-type="float" office:value="0.00994111812443644">
            <text:p>0,0099411181</text:p>
          </table:table-cell>
          <table:table-cell office:value-type="float" office:value="0.233566636609558">
            <text:p>0,2335666366</text:p>
          </table:table-cell>
          <table:table-cell office:value-type="float" office:value="0.0153133453561767">
            <text:p>0,0153133454</text:p>
          </table:table-cell>
          <table:table-cell office:value-type="float" office:value="0.0627401262398557">
            <text:p>0,0627401262</text:p>
          </table:table-cell>
          <table:table-cell office:value-type="float" office:value="0.0165131650135257">
            <text:p>0,016513165</text:p>
          </table:table-cell>
          <table:table-cell office:value-type="float" office:value="0.00614093778178541">
            <text:p>0,0061409378</text:p>
          </table:table-cell>
          <table:table-cell office:value-type="float" office:value="0.0436110910730388">
            <text:p>0,0436110911</text:p>
          </table:table-cell>
          <table:table-cell office:value-type="float" office:value="0.0037063119927863">
            <text:p>0,003706312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6">
            <text:p>106</text:p>
          </table:table-cell>
          <table:table-cell office:value-type="float" office:value="167.685740055762">
            <text:p>167,6857400558</text:p>
          </table:table-cell>
          <table:table-cell office:value-type="float" office:value="54.0528042750929">
            <text:p>54,0528042751</text:p>
          </table:table-cell>
          <table:table-cell office:value-type="float" office:value="45.7370401486988">
            <text:p>45,7370401487</text:p>
          </table:table-cell>
          <table:table-cell office:value-type="float" office:value="0.488437081784387">
            <text:p>0,4884370818</text:p>
          </table:table-cell>
          <table:table-cell office:value-type="float" office:value="0.0243387546468401">
            <text:p>0,0243387546</text:p>
          </table:table-cell>
          <table:table-cell office:value-type="float" office:value="0.0974770446096656">
            <text:p>0,0974770446</text:p>
          </table:table-cell>
          <table:table-cell office:value-type="float" office:value="0.014985780669145">
            <text:p>0,0149857807</text:p>
          </table:table-cell>
          <table:table-cell office:value-type="float" office:value="0.204757620817844">
            <text:p>0,2047576208</text:p>
          </table:table-cell>
          <table:table-cell office:value-type="float" office:value="0.0153766728624535">
            <text:p>0,0153766729</text:p>
          </table:table-cell>
          <table:table-cell office:value-type="float" office:value="0.0722696096654276">
            <text:p>0,0722696097</text:p>
          </table:table-cell>
          <table:table-cell office:value-type="float" office:value="0.0124996282527881">
            <text:p>0,0124996283</text:p>
          </table:table-cell>
          <table:table-cell office:value-type="float" office:value="0.00369293680297399">
            <text:p>0,0036929368</text:p>
          </table:table-cell>
          <table:table-cell office:value-type="float" office:value="0.0616131970260224">
            <text:p>0,061613197</text:p>
          </table:table-cell>
          <table:table-cell office:value-type="float" office:value="0.00458726765799257">
            <text:p>0,004587267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7">
            <text:p>107</text:p>
          </table:table-cell>
          <table:table-cell office:value-type="float" office:value="165.349593046033">
            <text:p>165,349593046</text:p>
          </table:table-cell>
          <table:table-cell office:value-type="float" office:value="53.479841625857">
            <text:p>53,4798416259</text:p>
          </table:table-cell>
          <table:table-cell office:value-type="float" office:value="45.2373524975514">
            <text:p>45,2373524976</text:p>
          </table:table-cell>
          <table:table-cell office:value-type="float" office:value="0.471322037218413">
            <text:p>0,4713220372</text:p>
          </table:table-cell>
          <table:table-cell office:value-type="float" office:value="0.0207769833496572">
            <text:p>0,0207769833</text:p>
          </table:table-cell>
          <table:table-cell office:value-type="float" office:value="0.087541332027424">
            <text:p>0,087541332</text:p>
          </table:table-cell>
          <table:table-cell office:value-type="float" office:value="0.00689539666993144">
            <text:p>0,0068953967</text:p>
          </table:table-cell>
          <table:table-cell office:value-type="float" office:value="0.207217042115573">
            <text:p>0,2072170421</text:p>
          </table:table-cell>
          <table:table-cell office:value-type="float" office:value="0.0163180215475024">
            <text:p>0,0163180215</text:p>
          </table:table-cell>
          <table:table-cell office:value-type="float" office:value="0.0793837414299708">
            <text:p>0,0793837414</text:p>
          </table:table-cell>
          <table:table-cell office:value-type="float" office:value="0.0175532810969637">
            <text:p>0,0175532811</text:p>
          </table:table-cell>
          <table:table-cell office:value-type="float" office:value="0.0050696376101861">
            <text:p>0,0050696376</text:p>
          </table:table-cell>
          <table:table-cell office:value-type="float" office:value="0.0798731635651323">
            <text:p>0,0798731636</text:p>
          </table:table-cell>
          <table:table-cell office:value-type="float" office:value="0.00808579823702253">
            <text:p>0,008085798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08">
            <text:p>108</text:p>
          </table:table-cell>
          <table:table-cell office:value-type="float" office:value="164.562063270604">
            <text:p>164,5620632706</text:p>
          </table:table-cell>
          <table:table-cell office:value-type="float" office:value="53.2841806619078">
            <text:p>53,2841806619</text:p>
          </table:table-cell>
          <table:table-cell office:value-type="float" office:value="45.0743028552887">
            <text:p>45,0743028553</text:p>
          </table:table-cell>
          <table:table-cell office:value-type="float" office:value="0.473126476314081">
            <text:p>0,4731264763</text:p>
          </table:table-cell>
          <table:table-cell office:value-type="float" office:value="0.0113915639195328">
            <text:p>0,0113915639</text:p>
          </table:table-cell>
          <table:table-cell office:value-type="float" office:value="0.0992611291369243">
            <text:p>0,0992611291</text:p>
          </table:table-cell>
          <table:table-cell office:value-type="float" office:value="0.0188621674237508">
            <text:p>0,0188621674</text:p>
          </table:table-cell>
          <table:table-cell office:value-type="float" office:value="0.22705866320571">
            <text:p>0,2270586632</text:p>
          </table:table-cell>
          <table:table-cell office:value-type="float" office:value="0.0120561323815704">
            <text:p>0,0120561324</text:p>
          </table:table-cell>
          <table:table-cell office:value-type="float" office:value="0.0641768332251786">
            <text:p>0,0641768332</text:p>
          </table:table-cell>
          <table:table-cell office:value-type="float" office:value="0.0205365347177156">
            <text:p>0,0205365347</text:p>
          </table:table-cell>
          <table:table-cell office:value-type="float" office:value="0.00394672290720312">
            <text:p>0,0039467229</text:p>
          </table:table-cell>
          <table:table-cell office:value-type="float" office:value="0.0637577547047373">
            <text:p>0,0637577547</text:p>
          </table:table-cell>
          <table:table-cell office:value-type="float" office:value="0.00585944192083063">
            <text:p>0,005859441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09">
            <text:p>109</text:p>
          </table:table-cell>
          <table:table-cell office:value-type="float" office:value="166.891699661877">
            <text:p>166,8916996619</text:p>
          </table:table-cell>
          <table:table-cell office:value-type="float" office:value="53.8004212172443">
            <text:p>53,8004212172</text:p>
          </table:table-cell>
          <table:table-cell office:value-type="float" office:value="45.5935687235841">
            <text:p>45,5935687236</text:p>
          </table:table-cell>
          <table:table-cell office:value-type="float" office:value="0.468339222316145">
            <text:p>0,4683392223</text:p>
          </table:table-cell>
          <table:table-cell office:value-type="float" office:value="0.0138404057480981">
            <text:p>0,0138404057</text:p>
          </table:table-cell>
          <table:table-cell office:value-type="float" office:value="0.0995132713440407">
            <text:p>0,0995132713</text:p>
          </table:table-cell>
          <table:table-cell office:value-type="float" office:value="0.00905773457311919">
            <text:p>0,0090577346</text:p>
          </table:table-cell>
          <table:table-cell office:value-type="float" office:value="0.220787658495351">
            <text:p>0,2207876585</text:p>
          </table:table-cell>
          <table:table-cell office:value-type="float" office:value="0.0175336432797971">
            <text:p>0,0175336433</text:p>
          </table:table-cell>
          <table:table-cell office:value-type="float" office:value="0.0877430262045647">
            <text:p>0,0877430262</text:p>
          </table:table-cell>
          <table:table-cell office:value-type="float" office:value="0.0150391377852916">
            <text:p>0,0150391378</text:p>
          </table:table-cell>
          <table:table-cell office:value-type="float" office:value="0.00236204564666104">
            <text:p>0,0023620456</text:p>
          </table:table-cell>
          <table:table-cell office:value-type="float" office:value="0.0610912087912087">
            <text:p>0,0610912088</text:p>
          </table:table-cell>
          <table:table-cell office:value-type="float" office:value="0.00472916314454777">
            <text:p>0,004729163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10">
            <text:p>110</text:p>
          </table:table-cell>
          <table:table-cell office:value-type="float" office:value="166.331162486828">
            <text:p>166,3311624868</text:p>
          </table:table-cell>
          <table:table-cell office:value-type="float" office:value="53.813064805058">
            <text:p>53,8130648051</text:p>
          </table:table-cell>
          <table:table-cell office:value-type="float" office:value="45.412214963119">
            <text:p>45,4122149631</text:p>
          </table:table-cell>
          <table:table-cell office:value-type="float" office:value="0.463000421496312">
            <text:p>0,4630004215</text:p>
          </table:table-cell>
          <table:table-cell office:value-type="float" office:value="0.0198950474183351">
            <text:p>0,0198950474</text:p>
          </table:table-cell>
          <table:table-cell office:value-type="float" office:value="0.0967636459430981">
            <text:p>0,0967636459</text:p>
          </table:table-cell>
          <table:table-cell office:value-type="float" office:value="0.00700769230769233">
            <text:p>0,0070076923</text:p>
          </table:table-cell>
          <table:table-cell office:value-type="float" office:value="0.242356585879874">
            <text:p>0,2423565859</text:p>
          </table:table-cell>
          <table:table-cell office:value-type="float" office:value="0.0138397260273972">
            <text:p>0,013839726</text:p>
          </table:table-cell>
          <table:table-cell office:value-type="float" office:value="0.0717100105374078">
            <text:p>0,0717100105</text:p>
          </table:table-cell>
          <table:table-cell office:value-type="float" office:value="0.0196053740779767">
            <text:p>0,0196053741</text:p>
          </table:table-cell>
          <table:table-cell office:value-type="float" office:value="0.00464710221285565">
            <text:p>0,0046471022</text:p>
          </table:table-cell>
          <table:table-cell office:value-type="float" office:value="0.0549560590094837">
            <text:p>0,054956059</text:p>
          </table:table-cell>
          <table:table-cell office:value-type="float" office:value="0.00625511064278189">
            <text:p>0,006255110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11">
            <text:p>111</text:p>
          </table:table-cell>
          <table:table-cell office:value-type="float" office:value="164.690424794239">
            <text:p>164,6904247942</text:p>
          </table:table-cell>
          <table:table-cell office:value-type="float" office:value="53.3289786008231">
            <text:p>53,3289786008</text:p>
          </table:table-cell>
          <table:table-cell office:value-type="float" office:value="45.1075441358025">
            <text:p>45,1075441358</text:p>
          </table:table-cell>
          <table:table-cell office:value-type="float" office:value="0.436994341563786">
            <text:p>0,4369943416</text:p>
          </table:table-cell>
          <table:table-cell office:value-type="float" office:value="0.00874084362139917">
            <text:p>0,0087408436</text:p>
          </table:table-cell>
          <table:table-cell office:value-type="float" office:value="0.134721296296297">
            <text:p>0,1347212963</text:p>
          </table:table-cell>
          <table:table-cell office:value-type="float" office:value="0.00818158436213991">
            <text:p>0,0081815844</text:p>
          </table:table-cell>
          <table:table-cell office:value-type="float" office:value="0.24798353909465">
            <text:p>0,2479835391</text:p>
          </table:table-cell>
          <table:table-cell office:value-type="float" office:value="0.0135912551440329">
            <text:p>0,0135912551</text:p>
          </table:table-cell>
          <table:table-cell office:value-type="float" office:value="0.0762088477366255">
            <text:p>0,0762088477</text:p>
          </table:table-cell>
          <table:table-cell office:value-type="float" office:value="0.0140076131687243">
            <text:p>0,0140076132</text:p>
          </table:table-cell>
          <table:table-cell office:value-type="float" office:value="0.00378899176954733">
            <text:p>0,0037889918</text:p>
          </table:table-cell>
          <table:table-cell office:value-type="float" office:value="0.0511398148148149">
            <text:p>0,0511398148</text:p>
          </table:table-cell>
          <table:table-cell office:value-type="float" office:value="0.00467716049382717">
            <text:p>0,004677160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12">
            <text:p>112</text:p>
          </table:table-cell>
          <table:table-cell office:value-type="float" office:value="165.407631449894">
            <text:p>165,4076314499</text:p>
          </table:table-cell>
          <table:table-cell office:value-type="float" office:value="53.4814317697228">
            <text:p>53,4814317697</text:p>
          </table:table-cell>
          <table:table-cell office:value-type="float" office:value="45.2877249466951">
            <text:p>45,2877249467</text:p>
          </table:table-cell>
          <table:table-cell office:value-type="float" office:value="0.44098710021322">
            <text:p>0,4409871002</text:p>
          </table:table-cell>
          <table:table-cell office:value-type="float" office:value="0.0169656716417911">
            <text:p>0,0169656716</text:p>
          </table:table-cell>
          <table:table-cell office:value-type="float" office:value="0.0919219616204691">
            <text:p>0,0919219616</text:p>
          </table:table-cell>
          <table:table-cell office:value-type="float" office:value="0.0135397654584222">
            <text:p>0,0135397655</text:p>
          </table:table-cell>
          <table:table-cell office:value-type="float" office:value="0.242316524520256">
            <text:p>0,2423165245</text:p>
          </table:table-cell>
          <table:table-cell office:value-type="float" office:value="0.0164482942430703">
            <text:p>0,0164482942</text:p>
          </table:table-cell>
          <table:table-cell office:value-type="float" office:value="0.0925667377398721">
            <text:p>0,0925667377</text:p>
          </table:table-cell>
          <table:table-cell office:value-type="float" office:value="0.0149669509594883">
            <text:p>0,014966951</text:p>
          </table:table-cell>
          <table:table-cell office:value-type="float" office:value="0.0024634328358209">
            <text:p>0,0024634328</text:p>
          </table:table-cell>
          <table:table-cell office:value-type="float" office:value="0.0635826226012794">
            <text:p>0,0635826226</text:p>
          </table:table-cell>
          <table:table-cell office:value-type="float" office:value="0.00427953091684436">
            <text:p>0,004279530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3">
            <text:p>113</text:p>
          </table:table-cell>
          <table:table-cell office:value-type="float" office:value="166.963103806228">
            <text:p>166,9631038062</text:p>
          </table:table-cell>
          <table:table-cell office:value-type="float" office:value="54.0070560553634">
            <text:p>54,0070560554</text:p>
          </table:table-cell>
          <table:table-cell office:value-type="float" office:value="45.49486816609">
            <text:p>45,4948681661</text:p>
          </table:table-cell>
          <table:table-cell office:value-type="float" office:value="0.548218339100345">
            <text:p>0,5482183391</text:p>
          </table:table-cell>
          <table:table-cell office:value-type="float" office:value="0.00626487889273357">
            <text:p>0,0062648789</text:p>
          </table:table-cell>
          <table:table-cell office:value-type="float" office:value="0.0875273356401385">
            <text:p>0,0875273356</text:p>
          </table:table-cell>
          <table:table-cell office:value-type="float" office:value="0.00510155709342562">
            <text:p>0,0051015571</text:p>
          </table:table-cell>
          <table:table-cell office:value-type="float" office:value="0.203005017301038">
            <text:p>0,2030050173</text:p>
          </table:table-cell>
          <table:table-cell office:value-type="float" office:value="0.00871868512110728">
            <text:p>0,0087186851</text:p>
          </table:table-cell>
          <table:table-cell office:value-type="float" office:value="0.0660295847750865">
            <text:p>0,0660295848</text:p>
          </table:table-cell>
          <table:table-cell office:value-type="float" office:value="0.011993598615917">
            <text:p>0,0119935986</text:p>
          </table:table-cell>
          <table:table-cell office:value-type="float" office:value="0.00203737024221453">
            <text:p>0,0020373702</text:p>
          </table:table-cell>
          <table:table-cell office:value-type="float" office:value="0.0563128027681661">
            <text:p>0,0563128028</text:p>
          </table:table-cell>
          <table:table-cell office:value-type="float" office:value="0.00482543252595157">
            <text:p>0,004825432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14">
            <text:p>114</text:p>
          </table:table-cell>
          <table:table-cell office:value-type="float" office:value="167.20385482815">
            <text:p>167,2038548282</text:p>
          </table:table-cell>
          <table:table-cell office:value-type="float" office:value="53.9119440261866">
            <text:p>53,9119440262</text:p>
          </table:table-cell>
          <table:table-cell office:value-type="float" office:value="45.6516914893617">
            <text:p>45,6516914894</text:p>
          </table:table-cell>
          <table:table-cell office:value-type="float" office:value="0.49410147299509">
            <text:p>0,494101473</text:p>
          </table:table-cell>
          <table:table-cell office:value-type="float" office:value="0.0159585924713584">
            <text:p>0,0159585925</text:p>
          </table:table-cell>
          <table:table-cell office:value-type="float" office:value="0.0974677577741408">
            <text:p>0,0974677578</text:p>
          </table:table-cell>
          <table:table-cell office:value-type="float" office:value="0.00916137479541736">
            <text:p>0,0091613748</text:p>
          </table:table-cell>
          <table:table-cell office:value-type="float" office:value="0.227804091653028">
            <text:p>0,2278040917</text:p>
          </table:table-cell>
          <table:table-cell office:value-type="float" office:value="0.0170306055646481">
            <text:p>0,0170306056</text:p>
          </table:table-cell>
          <table:table-cell office:value-type="float" office:value="0.0671860883797054">
            <text:p>0,0671860884</text:p>
          </table:table-cell>
          <table:table-cell office:value-type="float" office:value="0.0176662847790507">
            <text:p>0,0176662848</text:p>
          </table:table-cell>
          <table:table-cell office:value-type="float" office:value="0.00242045826513911">
            <text:p>0,0024204583</text:p>
          </table:table-cell>
          <table:table-cell office:value-type="float" office:value="0.0472595744680852">
            <text:p>0,0472595745</text:p>
          </table:table-cell>
          <table:table-cell office:value-type="float" office:value="0.0039821603927987">
            <text:p>0,003982160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15">
            <text:p>215</text:p>
          </table:table-cell>
          <table:table-cell office:value-type="float" office:value="165.3853373297">
            <text:p>165,3853373297</text:p>
          </table:table-cell>
          <table:table-cell office:value-type="float" office:value="53.4752416893733">
            <text:p>53,4752416894</text:p>
          </table:table-cell>
          <table:table-cell office:value-type="float" office:value="45.2405435967302">
            <text:p>45,2405435967</text:p>
          </table:table-cell>
          <table:table-cell office:value-type="float" office:value="0.451681335149865">
            <text:p>0,4516813351</text:p>
          </table:table-cell>
          <table:table-cell office:value-type="float" office:value="0.012808038147139">
            <text:p>0,0128080381</text:p>
          </table:table-cell>
          <table:table-cell office:value-type="float" office:value="0.11173651226158">
            <text:p>0,1117365123</text:p>
          </table:table-cell>
          <table:table-cell office:value-type="float" office:value="0.00469455040871935">
            <text:p>0,0046945504</text:p>
          </table:table-cell>
          <table:table-cell office:value-type="float" office:value="0.266467029972752">
            <text:p>0,26646703</text:p>
          </table:table-cell>
          <table:table-cell office:value-type="float" office:value="0.00898678474114442">
            <text:p>0,0089867847</text:p>
          </table:table-cell>
          <table:table-cell office:value-type="float" office:value="0.0762728882833788">
            <text:p>0,0762728883</text:p>
          </table:table-cell>
          <table:table-cell office:value-type="float" office:value="0.00922970027247959">
            <text:p>0,0092297003</text:p>
          </table:table-cell>
          <table:table-cell office:value-type="float" office:value="0.00137806539509537">
            <text:p>0,0013780654</text:p>
          </table:table-cell>
          <table:table-cell office:value-type="float" office:value="0.0516113079019074">
            <text:p>0,0516113079</text:p>
          </table:table-cell>
          <table:table-cell office:value-type="float" office:value="0.00516839237057221">
            <text:p>0,005168392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16">
            <text:p>216</text:p>
          </table:table-cell>
          <table:table-cell office:value-type="float" office:value="166.092321004566">
            <text:p>166,0923210046</text:p>
          </table:table-cell>
          <table:table-cell office:value-type="float" office:value="53.6230776255708">
            <text:p>53,6230776256</text:p>
          </table:table-cell>
          <table:table-cell office:value-type="float" office:value="45.4270650684931">
            <text:p>45,4270650685</text:p>
          </table:table-cell>
          <table:table-cell office:value-type="float" office:value="0.456670662100456">
            <text:p>0,4566706621</text:p>
          </table:table-cell>
          <table:table-cell office:value-type="float" office:value="0.0201309360730594">
            <text:p>0,0201309361</text:p>
          </table:table-cell>
          <table:table-cell office:value-type="float" office:value="0.0815682648401827">
            <text:p>0,0815682648</text:p>
          </table:table-cell>
          <table:table-cell office:value-type="float" office:value="0.0118638127853881">
            <text:p>0,0118638128</text:p>
          </table:table-cell>
          <table:table-cell office:value-type="float" office:value="0.238956050228311">
            <text:p>0,2389560502</text:p>
          </table:table-cell>
          <table:table-cell office:value-type="float" office:value="0.0162833333333333">
            <text:p>0,0162833333</text:p>
          </table:table-cell>
          <table:table-cell office:value-type="float" office:value="0.0892227168949771">
            <text:p>0,0892227169</text:p>
          </table:table-cell>
          <table:table-cell office:value-type="float" office:value="0.0201587899543379">
            <text:p>0,02015879</text:p>
          </table:table-cell>
          <table:table-cell office:value-type="float" office:value="0.00214440639269406">
            <text:p>0,0021444064</text:p>
          </table:table-cell>
          <table:table-cell office:value-type="float" office:value="0.055218493150685">
            <text:p>0,0552184932</text:p>
          </table:table-cell>
          <table:table-cell office:value-type="float" office:value="0.00781792237442922">
            <text:p>0,007817922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17">
            <text:p>217</text:p>
          </table:table-cell>
          <table:table-cell office:value-type="float" office:value="164.351206696428">
            <text:p>164,3512066964</text:p>
          </table:table-cell>
          <table:table-cell office:value-type="float" office:value="53.2762455357143">
            <text:p>53,2762455357</text:p>
          </table:table-cell>
          <table:table-cell office:value-type="float" office:value="44.9430630580357">
            <text:p>44,943063058</text:p>
          </table:table-cell>
          <table:table-cell office:value-type="float" office:value="0.4458796875">
            <text:p>0,4458796875</text:p>
          </table:table-cell>
          <table:table-cell office:value-type="float" office:value="0.0169840401785714">
            <text:p>0,0169840402</text:p>
          </table:table-cell>
          <table:table-cell office:value-type="float" office:value="0.0925494419642857">
            <text:p>0,092549442</text:p>
          </table:table-cell>
          <table:table-cell office:value-type="float" office:value="0.0145943080357143">
            <text:p>0,014594308</text:p>
          </table:table-cell>
          <table:table-cell office:value-type="float" office:value="0.259573772321428">
            <text:p>0,2595737723</text:p>
          </table:table-cell>
          <table:table-cell office:value-type="float" office:value="0.0122472098214286">
            <text:p>0,0122472098</text:p>
          </table:table-cell>
          <table:table-cell office:value-type="float" office:value="0.081004799107143">
            <text:p>0,0810047991</text:p>
          </table:table-cell>
          <table:table-cell office:value-type="float" office:value="0.0134047991071429">
            <text:p>0,0134047991</text:p>
          </table:table-cell>
          <table:table-cell office:value-type="float" office:value="0.00205111607142856">
            <text:p>0,0020511161</text:p>
          </table:table-cell>
          <table:table-cell office:value-type="float" office:value="0.0590082589285714">
            <text:p>0,0590082589</text:p>
          </table:table-cell>
          <table:table-cell office:value-type="float" office:value="0.00274319196428571">
            <text:p>0,00274319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8">
            <text:p>218</text:p>
          </table:table-cell>
          <table:table-cell office:value-type="float" office:value="167.489611960133">
            <text:p>167,4896119601</text:p>
          </table:table-cell>
          <table:table-cell office:value-type="float" office:value="54.1763248062015">
            <text:p>54,1763248062</text:p>
          </table:table-cell>
          <table:table-cell office:value-type="float" office:value="45.6051534883721">
            <text:p>45,6051534884</text:p>
          </table:table-cell>
          <table:table-cell office:value-type="float" office:value="0.410318715393133">
            <text:p>0,4103187154</text:p>
          </table:table-cell>
          <table:table-cell office:value-type="float" office:value="0.026597342192691">
            <text:p>0,0265973422</text:p>
          </table:table-cell>
          <table:table-cell office:value-type="float" office:value="0.0933155038759691">
            <text:p>0,0933155039</text:p>
          </table:table-cell>
          <table:table-cell office:value-type="float" office:value="0.0106153931339978">
            <text:p>0,0106153931</text:p>
          </table:table-cell>
          <table:table-cell office:value-type="float" office:value="0.259074086378738">
            <text:p>0,2590740864</text:p>
          </table:table-cell>
          <table:table-cell office:value-type="float" office:value="0.0188132890365448">
            <text:p>0,018813289</text:p>
          </table:table-cell>
          <table:table-cell office:value-type="float" office:value="0.0808417497231451">
            <text:p>0,0808417497</text:p>
          </table:table-cell>
          <table:table-cell office:value-type="float" office:value="0.012553488372093">
            <text:p>0,0125534884</text:p>
          </table:table-cell>
          <table:table-cell office:value-type="float" office:value="0.00383687707641197">
            <text:p>0,0038368771</text:p>
          </table:table-cell>
          <table:table-cell office:value-type="float" office:value="0.0792384274640088">
            <text:p>0,0792384275</text:p>
          </table:table-cell>
          <table:table-cell office:value-type="float" office:value="0.00482746400885936">
            <text:p>0,00482746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19">
            <text:p>219</text:p>
          </table:table-cell>
          <table:table-cell office:value-type="float" office:value="166.910792340885">
            <text:p>166,9107923409</text:p>
          </table:table-cell>
          <table:table-cell office:value-type="float" office:value="53.7960401294498">
            <text:p>53,7960401294</text:p>
          </table:table-cell>
          <table:table-cell office:value-type="float" office:value="45.6541163969795">
            <text:p>45,654116397</text:p>
          </table:table-cell>
          <table:table-cell office:value-type="float" office:value="0.459256526429342">
            <text:p>0,4592565264</text:p>
          </table:table-cell>
          <table:table-cell office:value-type="float" office:value="0.0157873786407767">
            <text:p>0,0157873786</text:p>
          </table:table-cell>
          <table:table-cell office:value-type="float" office:value="0.0961258899676375">
            <text:p>0,09612589</text:p>
          </table:table-cell>
          <table:table-cell office:value-type="float" office:value="0.0121953613807983">
            <text:p>0,0121953614</text:p>
          </table:table-cell>
          <table:table-cell office:value-type="float" office:value="0.231342610571737">
            <text:p>0,2313426106</text:p>
          </table:table-cell>
          <table:table-cell office:value-type="float" office:value="0.0153102481121898">
            <text:p>0,0153102481</text:p>
          </table:table-cell>
          <table:table-cell office:value-type="float" office:value="0.0793640776699028">
            <text:p>0,0793640777</text:p>
          </table:table-cell>
          <table:table-cell office:value-type="float" office:value="0.021405501618123">
            <text:p>0,0214055016</text:p>
          </table:table-cell>
          <table:table-cell office:value-type="float" office:value="0.00262675296655879">
            <text:p>0,002626753</text:p>
          </table:table-cell>
          <table:table-cell office:value-type="float" office:value="0.0635055016181229">
            <text:p>0,0635055016</text:p>
          </table:table-cell>
          <table:table-cell office:value-type="float" office:value="0.00311585760517799">
            <text:p>0,003115857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20">
            <text:p>220</text:p>
          </table:table-cell>
          <table:table-cell office:value-type="float" office:value="166.199172596154">
            <text:p>166,1991725962</text:p>
          </table:table-cell>
          <table:table-cell office:value-type="float" office:value="53.6711878605769">
            <text:p>53,6711878606</text:p>
          </table:table-cell>
          <table:table-cell office:value-type="float" office:value="45.4114986778846">
            <text:p>45,4114986779</text:p>
          </table:table-cell>
          <table:table-cell office:value-type="float" office:value="0.450600600961538">
            <text:p>0,450600601</text:p>
          </table:table-cell>
          <table:table-cell office:value-type="float" office:value="0.0188581730769231">
            <text:p>0,0188581731</text:p>
          </table:table-cell>
          <table:table-cell office:value-type="float" office:value="0.106499639423077">
            <text:p>0,1064996394</text:p>
          </table:table-cell>
          <table:table-cell office:value-type="float" office:value="0.00567343750000001">
            <text:p>0,0056734375</text:p>
          </table:table-cell>
          <table:table-cell office:value-type="float" office:value="0.2240015625">
            <text:p>0,2240015625</text:p>
          </table:table-cell>
          <table:table-cell office:value-type="float" office:value="0.0186900240384616">
            <text:p>0,018690024</text:p>
          </table:table-cell>
          <table:table-cell office:value-type="float" office:value="0.0788177884615384">
            <text:p>0,0788177885</text:p>
          </table:table-cell>
          <table:table-cell office:value-type="float" office:value="0.0147407451923077">
            <text:p>0,0147407452</text:p>
          </table:table-cell>
          <table:table-cell office:value-type="float" office:value="0.00831742788461539">
            <text:p>0,0083174279</text:p>
          </table:table-cell>
          <table:table-cell office:value-type="float" office:value="0.0638100961538462">
            <text:p>0,0638100962</text:p>
          </table:table-cell>
          <table:table-cell office:value-type="float" office:value="0.0100290865384615">
            <text:p>0,010029086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21">
            <text:p>221</text:p>
          </table:table-cell>
          <table:table-cell office:value-type="float" office:value="166.433284087363">
            <text:p>166,4332840874</text:p>
          </table:table-cell>
          <table:table-cell office:value-type="float" office:value="53.7412090483619">
            <text:p>53,7412090484</text:p>
          </table:table-cell>
          <table:table-cell office:value-type="float" office:value="45.4990029641185">
            <text:p>45,4990029641</text:p>
          </table:table-cell>
          <table:table-cell office:value-type="float" office:value="0.449063338533541">
            <text:p>0,4490633385</text:p>
          </table:table-cell>
          <table:table-cell office:value-type="float" office:value="0.0163606864274571">
            <text:p>0,0163606864</text:p>
          </table:table-cell>
          <table:table-cell office:value-type="float" office:value="0.100247425897036">
            <text:p>0,1002474259</text:p>
          </table:table-cell>
          <table:table-cell office:value-type="float" office:value="0.0101786271450858">
            <text:p>0,0101786271</text:p>
          </table:table-cell>
          <table:table-cell office:value-type="float" office:value="0.262365678627145">
            <text:p>0,2623656786</text:p>
          </table:table-cell>
          <table:table-cell office:value-type="float" office:value="0.0184438377535101">
            <text:p>0,0184438378</text:p>
          </table:table-cell>
          <table:table-cell office:value-type="float" office:value="0.0682226209048363">
            <text:p>0,0682226209</text:p>
          </table:table-cell>
          <table:table-cell office:value-type="float" office:value="0.0124708268330733">
            <text:p>0,0124708268</text:p>
          </table:table-cell>
          <table:table-cell office:value-type="float" office:value="0.00381794071762871">
            <text:p>0,0038179407</text:p>
          </table:table-cell>
          <table:table-cell office:value-type="float" office:value="0.0541040561622464">
            <text:p>0,0541040562</text:p>
          </table:table-cell>
          <table:table-cell office:value-type="float" office:value="0.00476115444617785">
            <text:p>0,004761154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22">
            <text:p>222</text:p>
          </table:table-cell>
          <table:table-cell office:value-type="float" office:value="170.873275125448">
            <text:p>170,8732751254</text:p>
          </table:table-cell>
          <table:table-cell office:value-type="float" office:value="54.7502635125447">
            <text:p>54,7502635125</text:p>
          </table:table-cell>
          <table:table-cell office:value-type="float" office:value="46.486384516129">
            <text:p>46,4863845161</text:p>
          </table:table-cell>
          <table:table-cell office:value-type="float" office:value="0.429897204301075">
            <text:p>0,4298972043</text:p>
          </table:table-cell>
          <table:table-cell office:value-type="float" office:value="0.0222086021505376">
            <text:p>0,0222086022</text:p>
          </table:table-cell>
          <table:table-cell office:value-type="float" office:value="0.0905975627240145">
            <text:p>0,0905975627</text:p>
          </table:table-cell>
          <table:table-cell office:value-type="float" office:value="0.0101283154121864">
            <text:p>0,0101283154</text:p>
          </table:table-cell>
          <table:table-cell office:value-type="float" office:value="0.210670752688172">
            <text:p>0,2106707527</text:p>
          </table:table-cell>
          <table:table-cell office:value-type="float" office:value="0.00997025089605732">
            <text:p>0,0099702509</text:p>
          </table:table-cell>
          <table:table-cell office:value-type="float" office:value="0.0777734050179212">
            <text:p>0,077773405</text:p>
          </table:table-cell>
          <table:table-cell office:value-type="float" office:value="0.0160768458781362">
            <text:p>0,0160768459</text:p>
          </table:table-cell>
          <table:table-cell office:value-type="float" office:value="0.00634559139784946">
            <text:p>0,0063455914</text:p>
          </table:table-cell>
          <table:table-cell office:value-type="float" office:value="0.119855053763441">
            <text:p>0,1198550538</text:p>
          </table:table-cell>
          <table:table-cell office:value-type="float" office:value="0.00650458781362007">
            <text:p>0,006504587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23">
            <text:p>223</text:p>
          </table:table-cell>
          <table:table-cell office:value-type="float" office:value="164.455506390135">
            <text:p>164,4555063901</text:p>
          </table:table-cell>
          <table:table-cell office:value-type="float" office:value="53.2379045964126">
            <text:p>53,2379045964</text:p>
          </table:table-cell>
          <table:table-cell office:value-type="float" office:value="45.0661513452915">
            <text:p>45,0661513453</text:p>
          </table:table-cell>
          <table:table-cell office:value-type="float" office:value="0.45260033632287">
            <text:p>0,4526003363</text:p>
          </table:table-cell>
          <table:table-cell office:value-type="float" office:value="0.0122798206278027">
            <text:p>0,0122798206</text:p>
          </table:table-cell>
          <table:table-cell office:value-type="float" office:value="0.105861210762332">
            <text:p>0,1058612108</text:p>
          </table:table-cell>
          <table:table-cell office:value-type="float" office:value="0.00378609865470852">
            <text:p>0,0037860987</text:p>
          </table:table-cell>
          <table:table-cell office:value-type="float" office:value="0.250632286995516">
            <text:p>0,250632287</text:p>
          </table:table-cell>
          <table:table-cell office:value-type="float" office:value="0.0142140134529148">
            <text:p>0,0142140135</text:p>
          </table:table-cell>
          <table:table-cell office:value-type="float" office:value="0.0904452914798206">
            <text:p>0,0904452915</text:p>
          </table:table-cell>
          <table:table-cell office:value-type="float" office:value="0.00954237668161435">
            <text:p>0,0095423767</text:p>
          </table:table-cell>
          <table:table-cell office:value-type="float" office:value="0.000964125560538115">
            <text:p>0,0009641256</text:p>
          </table:table-cell>
          <table:table-cell office:value-type="float" office:value="0.0564202914798207">
            <text:p>0,0564202915</text:p>
          </table:table-cell>
          <table:table-cell office:value-type="float" office:value="0.00329428251121077">
            <text:p>0,003294282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24">
            <text:p>224</text:p>
          </table:table-cell>
          <table:table-cell office:value-type="float" office:value="163.961588931665">
            <text:p>163,9615889317</text:p>
          </table:table-cell>
          <table:table-cell office:value-type="float" office:value="53.1246464870068">
            <text:p>53,124646487</text:p>
          </table:table-cell>
          <table:table-cell office:value-type="float" office:value="44.8625398460057">
            <text:p>44,862539846</text:p>
          </table:table-cell>
          <table:table-cell office:value-type="float" office:value="0.436926852743023">
            <text:p>0,4369268527</text:p>
          </table:table-cell>
          <table:table-cell office:value-type="float" office:value="0.0290666025024061">
            <text:p>0,0290666025</text:p>
          </table:table-cell>
          <table:table-cell office:value-type="float" office:value="0.112722136669875">
            <text:p>0,1127221367</text:p>
          </table:table-cell>
          <table:table-cell office:value-type="float" office:value="0.00738103946102021">
            <text:p>0,0073810395</text:p>
          </table:table-cell>
          <table:table-cell office:value-type="float" office:value="0.229285755534167">
            <text:p>0,2292857555</text:p>
          </table:table-cell>
          <table:table-cell office:value-type="float" office:value="0.0152475457170356">
            <text:p>0,0152475457</text:p>
          </table:table-cell>
          <table:table-cell office:value-type="float" office:value="0.0825724735322426">
            <text:p>0,0825724735</text:p>
          </table:table-cell>
          <table:table-cell office:value-type="float" office:value="0.0134271414821944">
            <text:p>0,0134271415</text:p>
          </table:table-cell>
          <table:table-cell office:value-type="float" office:value="0.00285322425409047">
            <text:p>0,0028532243</text:p>
          </table:table-cell>
          <table:table-cell office:value-type="float" office:value="0.0648513955726659">
            <text:p>0,0648513956</text:p>
          </table:table-cell>
          <table:table-cell office:value-type="float" office:value="0.0057009624639076">
            <text:p>0,005700962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25">
            <text:p>325</text:p>
          </table:table-cell>
          <table:table-cell office:value-type="float" office:value="165.207495267176">
            <text:p>165,2074952672</text:p>
          </table:table-cell>
          <table:table-cell office:value-type="float" office:value="53.4054011450381">
            <text:p>53,405401145</text:p>
          </table:table-cell>
          <table:table-cell office:value-type="float" office:value="45.1879907633587">
            <text:p>45,1879907634</text:p>
          </table:table-cell>
          <table:table-cell office:value-type="float" office:value="0.449463282442748">
            <text:p>0,4494632824</text:p>
          </table:table-cell>
          <table:table-cell office:value-type="float" office:value="0.0136675572519084">
            <text:p>0,0136675573</text:p>
          </table:table-cell>
          <table:table-cell office:value-type="float" office:value="0.11187213740458">
            <text:p>0,1118721374</text:p>
          </table:table-cell>
          <table:table-cell office:value-type="float" office:value="0.00599312977099237">
            <text:p>0,0059931298</text:p>
          </table:table-cell>
          <table:table-cell office:value-type="float" office:value="0.242301832061069">
            <text:p>0,2423018321</text:p>
          </table:table-cell>
          <table:table-cell office:value-type="float" office:value="0.0117218320610687">
            <text:p>0,0117218321</text:p>
          </table:table-cell>
          <table:table-cell office:value-type="float" office:value="0.0836606870229007">
            <text:p>0,083660687</text:p>
          </table:table-cell>
          <table:table-cell office:value-type="float" office:value="0.0144023664122137">
            <text:p>0,0144023664</text:p>
          </table:table-cell>
          <table:table-cell office:value-type="float" office:value="0.00162221374045801">
            <text:p>0,0016222137</text:p>
          </table:table-cell>
          <table:table-cell office:value-type="float" office:value="0.0629435114503818">
            <text:p>0,0629435115</text:p>
          </table:table-cell>
          <table:table-cell office:value-type="float" office:value="0.0023845038167939">
            <text:p>0,002384503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26">
            <text:p>326</text:p>
          </table:table-cell>
          <table:table-cell office:value-type="float" office:value="169.405058703939">
            <text:p>169,4050587039</text:p>
          </table:table-cell>
          <table:table-cell office:value-type="float" office:value="54.4506888182974">
            <text:p>54,4506888183</text:p>
          </table:table-cell>
          <table:table-cell office:value-type="float" office:value="46.1512188055909">
            <text:p>46,1512188056</text:p>
          </table:table-cell>
          <table:table-cell office:value-type="float" office:value="0.465864803049556">
            <text:p>0,465864803</text:p>
          </table:table-cell>
          <table:table-cell office:value-type="float" office:value="0.0123978398983481">
            <text:p>0,0123978399</text:p>
          </table:table-cell>
          <table:table-cell office:value-type="float" office:value="0.095469377382465">
            <text:p>0,0954693774</text:p>
          </table:table-cell>
          <table:table-cell office:value-type="float" office:value="0.00900381194409149">
            <text:p>0,0090038119</text:p>
          </table:table-cell>
          <table:table-cell office:value-type="float" office:value="0.238431639135959">
            <text:p>0,2384316391</text:p>
          </table:table-cell>
          <table:table-cell office:value-type="float" office:value="0.0126335451080051">
            <text:p>0,0126335451</text:p>
          </table:table-cell>
          <table:table-cell office:value-type="float" office:value="0.0764073697585769">
            <text:p>0,0764073698</text:p>
          </table:table-cell>
          <table:table-cell office:value-type="float" office:value="0.0143656925031766">
            <text:p>0,0143656925</text:p>
          </table:table-cell>
          <table:table-cell office:value-type="float" office:value="0.003271791613723">
            <text:p>0,0032717916</text:p>
          </table:table-cell>
          <table:table-cell office:value-type="float" office:value="0.0682954256670902">
            <text:p>0,0682954257</text:p>
          </table:table-cell>
          <table:table-cell office:value-type="float" office:value="0.00389567979669632">
            <text:p>0,00389567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27">
            <text:p>327</text:p>
          </table:table-cell>
          <table:table-cell office:value-type="float" office:value="164.75310042735">
            <text:p>164,7531004274</text:p>
          </table:table-cell>
          <table:table-cell office:value-type="float" office:value="53.3294423076924">
            <text:p>53,3294423077</text:p>
          </table:table-cell>
          <table:table-cell office:value-type="float" office:value="45.0458665242166">
            <text:p>45,0458665242</text:p>
          </table:table-cell>
          <table:table-cell office:value-type="float" office:value="0.501673504273504">
            <text:p>0,5016735043</text:p>
          </table:table-cell>
          <table:table-cell office:value-type="float" office:value="0.00615669515669516">
            <text:p>0,0061566952</text:p>
          </table:table-cell>
          <table:table-cell office:value-type="float" office:value="0.0901045584045584">
            <text:p>0,0901045584</text:p>
          </table:table-cell>
          <table:table-cell office:value-type="float" office:value="0.00226139601139601">
            <text:p>0,002261396</text:p>
          </table:table-cell>
          <table:table-cell office:value-type="float" office:value="0.234626923076923">
            <text:p>0,2346269231</text:p>
          </table:table-cell>
          <table:table-cell office:value-type="float" office:value="0.0126834757834758">
            <text:p>0,0126834758</text:p>
          </table:table-cell>
          <table:table-cell office:value-type="float" office:value="0.0663508547008547">
            <text:p>0,0663508547</text:p>
          </table:table-cell>
          <table:table-cell office:value-type="float" office:value="0.00723376068376068">
            <text:p>0,0072337607</text:p>
          </table:table-cell>
          <table:table-cell office:value-type="float" office:value="0.00303361823361823">
            <text:p>0,0030336182</text:p>
          </table:table-cell>
          <table:table-cell office:value-type="float" office:value="0.073474074074074">
            <text:p>0,0734740741</text:p>
          </table:table-cell>
          <table:table-cell office:value-type="float" office:value="0.00243247863247863">
            <text:p>0,002432478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28">
            <text:p>328</text:p>
          </table:table-cell>
          <table:table-cell office:value-type="float" office:value="164.262699026426">
            <text:p>164,2626990264</text:p>
          </table:table-cell>
          <table:table-cell office:value-type="float" office:value="53.1950742698192">
            <text:p>53,1950742698</text:p>
          </table:table-cell>
          <table:table-cell office:value-type="float" office:value="45.0927232267038">
            <text:p>45,0927232267</text:p>
          </table:table-cell>
          <table:table-cell office:value-type="float" office:value="0.467528372739916">
            <text:p>0,4675283727</text:p>
          </table:table-cell>
          <table:table-cell office:value-type="float" office:value="0.0107774687065369">
            <text:p>0,0107774687</text:p>
          </table:table-cell>
          <table:table-cell office:value-type="float" office:value="0.112532406119611">
            <text:p>0,1125324061</text:p>
          </table:table-cell>
          <table:table-cell office:value-type="float" office:value="0.00849874826147428">
            <text:p>0,0084987483</text:p>
          </table:table-cell>
          <table:table-cell office:value-type="float" office:value="0.212822114047288">
            <text:p>0,212822114</text:p>
          </table:table-cell>
          <table:table-cell office:value-type="float" office:value="0.0150655076495132">
            <text:p>0,0150655076</text:p>
          </table:table-cell>
          <table:table-cell office:value-type="float" office:value="0.0880898470097358">
            <text:p>0,088089847</text:p>
          </table:table-cell>
          <table:table-cell office:value-type="float" office:value="0.0117470097357441">
            <text:p>0,0117470097</text:p>
          </table:table-cell>
          <table:table-cell office:value-type="float" office:value="0.00189012517385257">
            <text:p>0,0018901252</text:p>
          </table:table-cell>
          <table:table-cell office:value-type="float" office:value="0.0676630041724618">
            <text:p>0,0676630042</text:p>
          </table:table-cell>
          <table:table-cell office:value-type="float" office:value="0.00342197496522948">
            <text:p>0,00342197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29">
            <text:p>329</text:p>
          </table:table-cell>
          <table:table-cell office:value-type="float" office:value="166.174072426036">
            <text:p>166,174072426</text:p>
          </table:table-cell>
          <table:table-cell office:value-type="float" office:value="53.5756411834319">
            <text:p>53,5756411834</text:p>
          </table:table-cell>
          <table:table-cell office:value-type="float" office:value="45.3993274556214">
            <text:p>45,3993274556</text:p>
          </table:table-cell>
          <table:table-cell office:value-type="float" office:value="0.448871242603551">
            <text:p>0,4488712426</text:p>
          </table:table-cell>
          <table:table-cell office:value-type="float" office:value="0.0135771597633136">
            <text:p>0,0135771598</text:p>
          </table:table-cell>
          <table:table-cell office:value-type="float" office:value="0.0892891124260355">
            <text:p>0,0892891124</text:p>
          </table:table-cell>
          <table:table-cell office:value-type="float" office:value="0.00746059171597633">
            <text:p>0,0074605917</text:p>
          </table:table-cell>
          <table:table-cell office:value-type="float" office:value="0.241810650887574">
            <text:p>0,2418106509</text:p>
          </table:table-cell>
          <table:table-cell office:value-type="float" office:value="0.00920863905325444">
            <text:p>0,0092086391</text:p>
          </table:table-cell>
          <table:table-cell office:value-type="float" office:value="0.10172899408284">
            <text:p>0,1017289941</text:p>
          </table:table-cell>
          <table:table-cell office:value-type="float" office:value="0.0139702958579882">
            <text:p>0,0139702959</text:p>
          </table:table-cell>
          <table:table-cell office:value-type="float" office:value="0.00301147928994083">
            <text:p>0,0030114793</text:p>
          </table:table-cell>
          <table:table-cell office:value-type="float" office:value="0.0678285207100592">
            <text:p>0,0678285207</text:p>
          </table:table-cell>
          <table:table-cell office:value-type="float" office:value="0.00327704142011835">
            <text:p>0,0032770414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30">
            <text:p>330</text:p>
          </table:table-cell>
          <table:table-cell office:value-type="float" office:value="164.83229588551">
            <text:p>164,8322958855</text:p>
          </table:table-cell>
          <table:table-cell office:value-type="float" office:value="53.6117189624329">
            <text:p>53,6117189624</text:p>
          </table:table-cell>
          <table:table-cell office:value-type="float" office:value="45.094863864043">
            <text:p>45,094863864</text:p>
          </table:table-cell>
          <table:table-cell office:value-type="float" office:value="0.435488193202147">
            <text:p>0,4354881932</text:p>
          </table:table-cell>
          <table:table-cell office:value-type="float" office:value="0.0109146690518784">
            <text:p>0,0109146691</text:p>
          </table:table-cell>
          <table:table-cell office:value-type="float" office:value="0.0867030411449017">
            <text:p>0,0867030411</text:p>
          </table:table-cell>
          <table:table-cell office:value-type="float" office:value="0.0116304114490161">
            <text:p>0,0116304114</text:p>
          </table:table-cell>
          <table:table-cell office:value-type="float" office:value="0.248844364937388">
            <text:p>0,2488443649</text:p>
          </table:table-cell>
          <table:table-cell office:value-type="float" office:value="0.0157763864042934">
            <text:p>0,0157763864</text:p>
          </table:table-cell>
          <table:table-cell office:value-type="float" office:value="0.0935917710196781">
            <text:p>0,093591771</text:p>
          </table:table-cell>
          <table:table-cell office:value-type="float" office:value="0.0110855098389982">
            <text:p>0,0110855098</text:p>
          </table:table-cell>
          <table:table-cell office:value-type="float" office:value="0.00351627906976744">
            <text:p>0,0035162791</text:p>
          </table:table-cell>
          <table:table-cell office:value-type="float" office:value="0.0773186046511628">
            <text:p>0,0773186047</text:p>
          </table:table-cell>
          <table:table-cell office:value-type="float" office:value="0.00516243291592129">
            <text:p>0,005162432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31">
            <text:p>331</text:p>
          </table:table-cell>
          <table:table-cell office:value-type="float" office:value="167.474811983471">
            <text:p>167,4748119835</text:p>
          </table:table-cell>
          <table:table-cell office:value-type="float" office:value="53.9972954545455">
            <text:p>53,9972954545</text:p>
          </table:table-cell>
          <table:table-cell office:value-type="float" office:value="45.6112429752066">
            <text:p>45,6112429752</text:p>
          </table:table-cell>
          <table:table-cell office:value-type="float" office:value="0.509364876033058">
            <text:p>0,509364876</text:p>
          </table:table-cell>
          <table:table-cell office:value-type="float" office:value="0.017045041322314">
            <text:p>0,0170450413</text:p>
          </table:table-cell>
          <table:table-cell office:value-type="float" office:value="0.0945243801652892">
            <text:p>0,0945243802</text:p>
          </table:table-cell>
          <table:table-cell office:value-type="float" office:value="0.00577933884297521">
            <text:p>0,0057793388</text:p>
          </table:table-cell>
          <table:table-cell office:value-type="float" office:value="0.24204173553719">
            <text:p>0,2420417355</text:p>
          </table:table-cell>
          <table:table-cell office:value-type="float" office:value="0.0106070247933884">
            <text:p>0,0106070248</text:p>
          </table:table-cell>
          <table:table-cell office:value-type="float" office:value="0.062445867768595">
            <text:p>0,0624458678</text:p>
          </table:table-cell>
          <table:table-cell office:value-type="float" office:value="0.00677231404958677">
            <text:p>0,006772314</text:p>
          </table:table-cell>
          <table:table-cell office:value-type="float" office:value="0.00274338842975207">
            <text:p>0,0027433884</text:p>
          </table:table-cell>
          <table:table-cell office:value-type="float" office:value="0.0450921487603306">
            <text:p>0,0450921488</text:p>
          </table:table-cell>
          <table:table-cell office:value-type="float" office:value="0.00361652892561983">
            <text:p>0,003616528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32">
            <text:p>332</text:p>
          </table:table-cell>
          <table:table-cell office:value-type="float" office:value="161.779725">
            <text:p>161,779725</text:p>
          </table:table-cell>
          <table:table-cell office:value-type="float" office:value="52.86434375">
            <text:p>52,86434375</text:p>
          </table:table-cell>
          <table:table-cell office:value-type="float" office:value="44.518153125">
            <text:p>44,518153125</text:p>
          </table:table-cell>
          <table:table-cell office:value-type="float" office:value="0.4880875">
            <text:p>0,4880875</text:p>
          </table:table-cell>
          <table:table-cell office:value-type="float" office:value="0.031378125">
            <text:p>0,031378125</text:p>
          </table:table-cell>
          <table:table-cell office:value-type="float" office:value="0.0594875">
            <text:p>0,0594875</text:p>
          </table:table-cell>
          <table:table-cell office:value-type="float" office:value="0.020934375">
            <text:p>0,020934375</text:p>
          </table:table-cell>
          <table:table-cell office:value-type="float" office:value="0.243465625">
            <text:p>0,243465625</text:p>
          </table:table-cell>
          <table:table-cell office:value-type="float" office:value="0.05141875">
            <text:p>0,05141875</text:p>
          </table:table-cell>
          <table:table-cell office:value-type="float" office:value="0.047909375">
            <text:p>0,047909375</text:p>
          </table:table-cell>
          <table:table-cell office:value-type="float" office:value="0.00286875">
            <text:p>0,00286875</text:p>
          </table:table-cell>
          <table:table-cell office:value-type="float" office:value="0.003525">
            <text:p>0,003525</text:p>
          </table:table-cell>
          <table:table-cell office:value-type="float" office:value="0.038640625">
            <text:p>0,038640625</text:p>
          </table:table-cell>
          <table:table-cell office:value-type="float" office:value="0.012315625">
            <text:p>0,012315625</text:p>
          </table:table-cell>
        </table:table-row>
        <table:table-row table:style-name="ro1">
          <table:table-cell table:number-columns-repeated="13"/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formula="of:=MAX([.F2:.F43])" office:value-type="float" office:value="0.566411111111111">
            <text:p>0,5664111111</text:p>
          </table:table-cell>
          <table:table-cell table:formula="of:=MAX([.G2:.G43])" office:value-type="float" office:value="0.0724333333333333">
            <text:p>0,0724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MIN([.F2:.F43])" office:value-type="float" office:value="0.405601219512195">
            <text:p>0,4056012195</text:p>
          </table:table-cell>
          <table:table-cell table:formula="of:=MIN([.G2:.G43])" office:value-type="float" office:value="0.000231818181818182">
            <text:p>0,000231818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>
            <draw:frame table:end-cell-address="Planilha3.I70" table:end-x="1.047cm" table:end-y="0.085cm" draw:z-index="0" draw:style-name="gr1" draw:text-style-name="P1" svg:width="18.257cm" svg:height="8.999cm" svg:x="0.855cm" svg:y="0.133cm">
              <draw:object draw:notify-on-update-of-ranges="Planilha3.C1:Planilha3.C1 Planilha3.C2:Planilha3.C43 Planilha3.A2:Planilha3.A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Planilha3.Q68" table:end-x="1.845cm" table:end-y="0.036cm" draw:z-index="1" draw:style-name="gr1" draw:text-style-name="P1" svg:width="17.893cm" svg:height="7.91cm" svg:x="2.017cm" svg:y="0.35cm">
              <draw:object draw:notify-on-update-of-ranges="Planilha3.A2:Planilha3.A43 Planilha3.D1:Planilha3.D1 Planilha3.D2:Planilha3.D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9"/>
          <table:table-cell>
            <draw:frame table:end-cell-address="Planilha3.Q91" table:end-x="0.858cm" table:end-y="0.359cm" draw:z-index="3" draw:style-name="gr1" draw:text-style-name="P1" svg:width="15.998cm" svg:height="9.012cm" svg:x="0.667cm" svg:y="0.394cm">
              <draw:object draw:notify-on-update-of-ranges="Planilha3.A2:Planilha3.A43 Planilha3.E1:Planilha3.E1 Planilha3.E2:Planilha3.E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>
            <draw:frame table:end-cell-address="Planilha3.J103" table:end-x="0.28cm" table:end-y="0.067cm" draw:z-index="2" draw:style-name="gr1" draw:text-style-name="P1" svg:width="20.603cm" svg:height="12.648cm" svg:x="0cm" svg:y="0.167cm">
              <draw:object draw:notify-on-update-of-ranges="Planilha3.C2:Planilha3.C43 Planilha3.D2:Planilha3.D43 Planilha3.B2:Planilha3.B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</table:table>
      <table:table table:name="Planilha4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([Planilha3.F2]-[Planilha3.$F$46])/([Planilha3.$F$45]-[Planilha3.$F$46])" office:value-type="float" office:value="1">
            <text:p>1</text:p>
          </table:table-cell>
          <table:table-cell table:formula="of:=([Planilha3.G2]-[Planilha3.$G$46])/([Planilha3.$G$45]-[Planilha3.$G$46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[Planilha3.F3]-[Planilha3.$F$46])/([Planilha3.$F$45]-[Planilha3.$F$46])" office:value-type="float" office:value="0.512455238776191">
            <text:p>0,5124552388</text:p>
          </table:table-cell>
          <table:table-cell table:formula="of:=([Planilha3.G3]-[Planilha3.$G$46])/([Planilha3.$G$45]-[Planilha3.$G$46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([Planilha3.F4]-[Planilha3.$F$46])/([Planilha3.$F$45]-[Planilha3.$F$46])" office:value-type="float" office:value="0.863297751715654">
            <text:p>0,8632977517</text:p>
          </table:table-cell>
          <table:table-cell table:formula="of:=([Planilha3.G4]-[Planilha3.$G$46])/([Planilha3.$G$45]-[Planilha3.$G$46])" office:value-type="float" office:value="0.0712434183959547">
            <text:p>0,0712434184</text:p>
          </table:table-cell>
        </table:table-row>
        <table:table-row table:style-name="ro1">
          <table:table-cell table:number-columns-repeated="2"/>
          <table:table-cell table:formula="of:=([Planilha3.F5]-[Planilha3.$F$46])/([Planilha3.$F$45]-[Planilha3.$F$46])" office:value-type="float" office:value="0">
            <text:p>0</text:p>
          </table:table-cell>
          <table:table-cell table:formula="of:=([Planilha3.G5]-[Planilha3.$G$46])/([Planilha3.$G$45]-[Planilha3.$G$46])" office:value-type="float" office:value="0.0343028591346077">
            <text:p>0,0343028591</text:p>
          </table:table-cell>
        </table:table-row>
        <table:table-row table:style-name="ro1">
          <table:table-cell table:number-columns-repeated="2"/>
          <table:table-cell table:formula="of:=([Planilha3.F6]-[Planilha3.$F$46])/([Planilha3.$F$45]-[Planilha3.$F$46])" office:value-type="float" office:value="0.899190833661251">
            <text:p>0,8991908337</text:p>
          </table:table-cell>
          <table:table-cell table:formula="of:=([Planilha3.G6]-[Planilha3.$G$46])/([Planilha3.$G$45]-[Planilha3.$G$46])" office:value-type="float" office:value="0.0776504437442487">
            <text:p>0,0776504437</text:p>
          </table:table-cell>
        </table:table-row>
        <table:table-row table:style-name="ro1">
          <table:table-cell table:number-columns-repeated="2"/>
          <table:table-cell table:formula="of:=([Planilha3.F7]-[Planilha3.$F$46])/([Planilha3.$F$45]-[Planilha3.$F$46])" office:value-type="float" office:value="0.394718111149928">
            <text:p>0,3947181111</text:p>
          </table:table-cell>
          <table:table-cell table:formula="of:=([Planilha3.G7]-[Planilha3.$G$46])/([Planilha3.$G$45]-[Planilha3.$G$46])" office:value-type="float" office:value="0.384883902618198">
            <text:p>0,3848839026</text:p>
          </table:table-cell>
        </table:table-row>
        <table:table-row table:style-name="ro1">
          <table:table-cell table:number-columns-repeated="2"/>
          <table:table-cell table:formula="of:=([Planilha3.F8]-[Planilha3.$F$46])/([Planilha3.$F$45]-[Planilha3.$F$46])" office:value-type="float" office:value="0.352586897461076">
            <text:p>0,3525868975</text:p>
          </table:table-cell>
          <table:table-cell table:formula="of:=([Planilha3.G8]-[Planilha3.$G$46])/([Planilha3.$G$45]-[Planilha3.$G$46])" office:value-type="float" office:value="0.236667327623975">
            <text:p>0,2366673276</text:p>
          </table:table-cell>
        </table:table-row>
        <table:table-row table:style-name="ro1">
          <table:table-cell table:number-columns-repeated="2"/>
          <table:table-cell table:formula="of:=([Planilha3.F9]-[Planilha3.$F$46])/([Planilha3.$F$45]-[Planilha3.$F$46])" office:value-type="float" office:value="0.240273816206007">
            <text:p>0,2402738162</text:p>
          </table:table-cell>
          <table:table-cell table:formula="of:=([Planilha3.G9]-[Planilha3.$G$46])/([Planilha3.$G$45]-[Planilha3.$G$46])" office:value-type="float" office:value="0.31452717069872">
            <text:p>0,3145271707</text:p>
          </table:table-cell>
        </table:table-row>
        <table:table-row table:style-name="ro1">
          <table:table-cell table:number-columns-repeated="2"/>
          <table:table-cell table:formula="of:=([Planilha3.F10]-[Planilha3.$F$46])/([Planilha3.$F$45]-[Planilha3.$F$46])" office:value-type="float" office:value="0.347266833046636">
            <text:p>0,347266833</text:p>
          </table:table-cell>
          <table:table-cell table:formula="of:=([Planilha3.G10]-[Planilha3.$G$46])/([Planilha3.$G$45]-[Planilha3.$G$46])" office:value-type="float" office:value="0.264228605004632">
            <text:p>0,264228605</text:p>
          </table:table-cell>
        </table:table-row>
        <table:table-row table:style-name="ro1">
          <table:table-cell table:number-columns-repeated="2"/>
          <table:table-cell table:formula="of:=([Planilha3.F11]-[Planilha3.$F$46])/([Planilha3.$F$45]-[Planilha3.$F$46])" office:value-type="float" office:value="0.277344758113781">
            <text:p>0,2773447581</text:p>
          </table:table-cell>
          <table:table-cell table:formula="of:=([Planilha3.G11]-[Planilha3.$G$46])/([Planilha3.$G$45]-[Planilha3.$G$46])" office:value-type="float" office:value="0.262914821732105">
            <text:p>0,2629148217</text:p>
          </table:table-cell>
        </table:table-row>
        <table:table-row table:style-name="ro1">
          <table:table-cell table:number-columns-repeated="2"/>
          <table:table-cell table:formula="of:=([Planilha3.F12]-[Planilha3.$F$46])/([Planilha3.$F$45]-[Planilha3.$F$46])" office:value-type="float" office:value="0.0267215961866247">
            <text:p>0,0267215962</text:p>
          </table:table-cell>
          <table:table-cell table:formula="of:=([Planilha3.G12]-[Planilha3.$G$46])/([Planilha3.$G$45]-[Planilha3.$G$46])" office:value-type="float" office:value="0.675142290213744">
            <text:p>0,6751422902</text:p>
          </table:table-cell>
        </table:table-row>
        <table:table-row table:style-name="ro1">
          <table:table-cell table:number-columns-repeated="2"/>
          <table:table-cell table:formula="of:=([Planilha3.F13]-[Planilha3.$F$46])/([Planilha3.$F$45]-[Planilha3.$F$46])" office:value-type="float" office:value="0.271563846076213">
            <text:p>0,2715638461</text:p>
          </table:table-cell>
          <table:table-cell table:formula="of:=([Planilha3.G13]-[Planilha3.$G$46])/([Planilha3.$G$45]-[Planilha3.$G$46])" office:value-type="float" office:value="0.573832250497795">
            <text:p>0,5738322505</text:p>
          </table:table-cell>
        </table:table-row>
        <table:table-row table:style-name="ro1">
          <table:table-cell table:number-columns-repeated="2"/>
          <table:table-cell table:formula="of:=([Planilha3.F14]-[Planilha3.$F$46])/([Planilha3.$F$45]-[Planilha3.$F$46])" office:value-type="float" office:value="0.712018927722033">
            <text:p>0,7120189277</text:p>
          </table:table-cell>
          <table:table-cell table:formula="of:=([Planilha3.G14]-[Planilha3.$G$46])/([Planilha3.$G$45]-[Planilha3.$G$46])" office:value-type="float" office:value="0.28939884643139">
            <text:p>0,2893988464</text:p>
          </table:table-cell>
        </table:table-row>
        <table:table-row table:style-name="ro1">
          <table:table-cell table:number-columns-repeated="2"/>
          <table:table-cell table:formula="of:=([Planilha3.F15]-[Planilha3.$F$46])/([Planilha3.$F$45]-[Planilha3.$F$46])" office:value-type="float" office:value="0.625726752248294">
            <text:p>0,6257267522</text:p>
          </table:table-cell>
          <table:table-cell table:formula="of:=([Planilha3.G15]-[Planilha3.$G$46])/([Planilha3.$G$45]-[Planilha3.$G$46])" office:value-type="float" office:value="0.269048482317755">
            <text:p>0,2690484823</text:p>
          </table:table-cell>
        </table:table-row>
        <table:table-row table:style-name="ro1">
          <table:table-cell table:number-columns-repeated="2"/>
          <table:table-cell table:formula="of:=([Planilha3.F16]-[Planilha3.$F$46])/([Planilha3.$F$45]-[Planilha3.$F$46])" office:value-type="float" office:value="0.585863630248045">
            <text:p>0,5858636302</text:p>
          </table:table-cell>
          <table:table-cell table:formula="of:=([Planilha3.G16]-[Planilha3.$G$46])/([Planilha3.$G$45]-[Planilha3.$G$46])" office:value-type="float" office:value="0.156840033290709">
            <text:p>0,1568400333</text:p>
          </table:table-cell>
        </table:table-row>
        <table:table-row table:style-name="ro1">
          <table:table-cell table:number-columns-repeated="2"/>
          <table:table-cell table:formula="of:=([Planilha3.F17]-[Planilha3.$F$46])/([Planilha3.$F$45]-[Planilha3.$F$46])" office:value-type="float" office:value="0.515116709852629">
            <text:p>0,5151167099</text:p>
          </table:table-cell>
          <table:table-cell table:formula="of:=([Planilha3.G17]-[Planilha3.$G$46])/([Planilha3.$G$45]-[Planilha3.$G$46])" office:value-type="float" office:value="0.333884080056124">
            <text:p>0,3338840801</text:p>
          </table:table-cell>
        </table:table-row>
        <table:table-row table:style-name="ro1">
          <table:table-cell table:number-columns-repeated="2"/>
          <table:table-cell table:formula="of:=([Planilha3.F18]-[Planilha3.$F$46])/([Planilha3.$F$45]-[Planilha3.$F$46])" office:value-type="float" office:value="0.408686412587948">
            <text:p>0,4086864126</text:p>
          </table:table-cell>
          <table:table-cell table:formula="of:=([Planilha3.G18]-[Planilha3.$G$46])/([Planilha3.$G$45]-[Planilha3.$G$46])" office:value-type="float" office:value="0.284553102863906">
            <text:p>0,2845531029</text:p>
          </table:table-cell>
        </table:table-row>
        <table:table-row table:style-name="ro1">
          <table:table-cell table:number-columns-repeated="2"/>
          <table:table-cell table:formula="of:=([Planilha3.F19]-[Planilha3.$F$46])/([Planilha3.$F$45]-[Planilha3.$F$46])" office:value-type="float" office:value="0.419907358499462">
            <text:p>0,4199073585</text:p>
          </table:table-cell>
          <table:table-cell table:formula="of:=([Planilha3.G19]-[Planilha3.$G$46])/([Planilha3.$G$45]-[Planilha3.$G$46])" office:value-type="float" office:value="0.154563871884071">
            <text:p>0,1545638719</text:p>
          </table:table-cell>
        </table:table-row>
        <table:table-row table:style-name="ro1">
          <table:table-cell table:number-columns-repeated="2"/>
          <table:table-cell table:formula="of:=([Planilha3.F20]-[Planilha3.$F$46])/([Planilha3.$F$45]-[Planilha3.$F$46])" office:value-type="float" office:value="0.390137709690322">
            <text:p>0,3901377097</text:p>
          </table:table-cell>
          <table:table-cell table:formula="of:=([Planilha3.G20]-[Planilha3.$G$46])/([Planilha3.$G$45]-[Planilha3.$G$46])" office:value-type="float" office:value="0.188480636974476">
            <text:p>0,188480637</text:p>
          </table:table-cell>
        </table:table-row>
        <table:table-row table:style-name="ro1">
          <table:table-cell table:number-columns-repeated="2"/>
          <table:table-cell table:formula="of:=([Planilha3.F21]-[Planilha3.$F$46])/([Planilha3.$F$45]-[Planilha3.$F$46])" office:value-type="float" office:value="0.356938254316339">
            <text:p>0,3569382543</text:p>
          </table:table-cell>
          <table:table-cell table:formula="of:=([Planilha3.G21]-[Planilha3.$G$46])/([Planilha3.$G$45]-[Planilha3.$G$46])" office:value-type="float" office:value="0.272338180095716">
            <text:p>0,2723381801</text:p>
          </table:table-cell>
        </table:table-row>
        <table:table-row table:style-name="ro1">
          <table:table-cell table:number-columns-repeated="2"/>
          <table:table-cell table:formula="of:=([Planilha3.F22]-[Planilha3.$F$46])/([Planilha3.$F$45]-[Planilha3.$F$46])" office:value-type="float" office:value="0.195218849658144">
            <text:p>0,1952188497</text:p>
          </table:table-cell>
          <table:table-cell table:formula="of:=([Planilha3.G22]-[Planilha3.$G$46])/([Planilha3.$G$45]-[Planilha3.$G$46])" office:value-type="float" office:value="0.117851064783402">
            <text:p>0,1178510648</text:p>
          </table:table-cell>
        </table:table-row>
        <table:table-row table:style-name="ro1">
          <table:table-cell table:number-columns-repeated="2"/>
          <table:table-cell table:formula="of:=([Planilha3.F23]-[Planilha3.$F$46])/([Planilha3.$F$45]-[Planilha3.$F$46])" office:value-type="float" office:value="0.220047910916339">
            <text:p>0,2200479109</text:p>
          </table:table-cell>
          <table:table-cell table:formula="of:=([Planilha3.G23]-[Planilha3.$G$46])/([Planilha3.$G$45]-[Planilha3.$G$46])" office:value-type="float" office:value="0.231765959825868">
            <text:p>0,2317659598</text:p>
          </table:table-cell>
        </table:table-row>
        <table:table-row table:style-name="ro1">
          <table:table-cell table:number-columns-repeated="2"/>
          <table:table-cell table:formula="of:=([Planilha3.F24]-[Planilha3.$F$46])/([Planilha3.$F$45]-[Planilha3.$F$46])" office:value-type="float" office:value="0.886867829896054">
            <text:p>0,8868678299</text:p>
          </table:table-cell>
          <table:table-cell table:formula="of:=([Planilha3.G24]-[Planilha3.$G$46])/([Planilha3.$G$45]-[Planilha3.$G$46])" office:value-type="float" office:value="0.0835586441400154">
            <text:p>0,0835586441</text:p>
          </table:table-cell>
        </table:table-row>
        <table:table-row table:style-name="ro1">
          <table:table-cell table:number-columns-repeated="2"/>
          <table:table-cell table:formula="of:=([Planilha3.F25]-[Planilha3.$F$46])/([Planilha3.$F$45]-[Planilha3.$F$46])" office:value-type="float" office:value="0.55034085654151">
            <text:p>0,5503408565</text:p>
          </table:table-cell>
          <table:table-cell table:formula="of:=([Planilha3.G25]-[Planilha3.$G$46])/([Planilha3.$G$45]-[Planilha3.$G$46])" office:value-type="float" office:value="0.21781778757049">
            <text:p>0,2178177876</text:p>
          </table:table-cell>
        </table:table-row>
        <table:table-row table:style-name="ro1">
          <table:table-cell table:number-columns-repeated="2"/>
          <table:table-cell table:formula="of:=([Planilha3.F26]-[Planilha3.$F$46])/([Planilha3.$F$45]-[Planilha3.$F$46])" office:value-type="float" office:value="0.286550256203146">
            <text:p>0,2865502562</text:p>
          </table:table-cell>
          <table:table-cell table:formula="of:=([Planilha3.G26]-[Planilha3.$G$46])/([Planilha3.$G$45]-[Planilha3.$G$46])" office:value-type="float" office:value="0.174182216798768">
            <text:p>0,1741822168</text:p>
          </table:table-cell>
        </table:table-row>
        <table:table-row table:style-name="ro1">
          <table:table-cell table:number-columns-repeated="2"/>
          <table:table-cell table:formula="of:=([Planilha3.F27]-[Planilha3.$F$46])/([Planilha3.$F$45]-[Planilha3.$F$46])" office:value-type="float" office:value="0.317576500304075">
            <text:p>0,3175765003</text:p>
          </table:table-cell>
          <table:table-cell table:formula="of:=([Planilha3.G27]-[Planilha3.$G$46])/([Planilha3.$G$45]-[Planilha3.$G$46])" office:value-type="float" office:value="0.275605267416935">
            <text:p>0,2756052674</text:p>
          </table:table-cell>
        </table:table-row>
        <table:table-row table:style-name="ro1">
          <table:table-cell table:number-columns-repeated="2"/>
          <table:table-cell table:formula="of:=([Planilha3.F28]-[Planilha3.$F$46])/([Planilha3.$F$45]-[Planilha3.$F$46])" office:value-type="float" office:value="0.250472577198579">
            <text:p>0,2504725772</text:p>
          </table:table-cell>
          <table:table-cell table:formula="of:=([Planilha3.G28]-[Planilha3.$G$46])/([Planilha3.$G$45]-[Planilha3.$G$46])" office:value-type="float" office:value="0.23202036635379">
            <text:p>0,2320203664</text:p>
          </table:table-cell>
        </table:table-row>
        <table:table-row table:style-name="ro1">
          <table:table-cell table:number-columns-repeated="2"/>
          <table:table-cell table:formula="of:=([Planilha3.F29]-[Planilha3.$F$46])/([Planilha3.$F$45]-[Planilha3.$F$46])" office:value-type="float" office:value="0.0293358563582912">
            <text:p>0,0293358564</text:p>
          </table:table-cell>
          <table:table-cell table:formula="of:=([Planilha3.G29]-[Planilha3.$G$46])/([Planilha3.$G$45]-[Planilha3.$G$46])" office:value-type="float" office:value="0.3651657995756">
            <text:p>0,3651657996</text:p>
          </table:table-cell>
        </table:table-row>
        <table:table-row table:style-name="ro1">
          <table:table-cell table:number-columns-repeated="2"/>
          <table:table-cell table:formula="of:=([Planilha3.F30]-[Planilha3.$F$46])/([Planilha3.$F$45]-[Planilha3.$F$46])" office:value-type="float" office:value="0.333656756954797">
            <text:p>0,333656757</text:p>
          </table:table-cell>
          <table:table-cell table:formula="of:=([Planilha3.G30]-[Planilha3.$G$46])/([Planilha3.$G$45]-[Planilha3.$G$46])" office:value-type="float" office:value="0.215446454639008">
            <text:p>0,2154464546</text:p>
          </table:table-cell>
        </table:table-row>
        <table:table-row table:style-name="ro1">
          <table:table-cell table:number-columns-repeated="2"/>
          <table:table-cell table:formula="of:=([Planilha3.F31]-[Planilha3.$F$46])/([Planilha3.$F$45]-[Planilha3.$F$46])" office:value-type="float" office:value="0.279829685860234">
            <text:p>0,2798296859</text:p>
          </table:table-cell>
          <table:table-cell table:formula="of:=([Planilha3.G31]-[Planilha3.$G$46])/([Planilha3.$G$45]-[Planilha3.$G$46])" office:value-type="float" office:value="0.257977341002019">
            <text:p>0,257977341</text:p>
          </table:table-cell>
        </table:table-row>
        <table:table-row table:style-name="ro1">
          <table:table-cell table:number-columns-repeated="2"/>
          <table:table-cell table:formula="of:=([Planilha3.F32]-[Planilha3.$F$46])/([Planilha3.$F$45]-[Planilha3.$F$46])" office:value-type="float" office:value="0.270270184185854">
            <text:p>0,2702701842</text:p>
          </table:table-cell>
          <table:table-cell table:formula="of:=([Planilha3.G32]-[Planilha3.$G$46])/([Planilha3.$G$45]-[Planilha3.$G$46])" office:value-type="float" office:value="0.2233868390683">
            <text:p>0,2233868391</text:p>
          </table:table-cell>
        </table:table-row>
        <table:table-row table:style-name="ro1">
          <table:table-cell table:number-columns-repeated="2"/>
          <table:table-cell table:formula="of:=([Planilha3.F33]-[Planilha3.$F$46])/([Planilha3.$F$45]-[Planilha3.$F$46])" office:value-type="float" office:value="0.151085138776647">
            <text:p>0,1510851388</text:p>
          </table:table-cell>
          <table:table-cell table:formula="of:=([Planilha3.G33]-[Planilha3.$G$46])/([Planilha3.$G$45]-[Planilha3.$G$46])" office:value-type="float" office:value="0.304381202009418">
            <text:p>0,304381202</text:p>
          </table:table-cell>
        </table:table-row>
        <table:table-row table:style-name="ro1">
          <table:table-cell table:number-columns-repeated="2"/>
          <table:table-cell table:formula="of:=([Planilha3.F34]-[Planilha3.$F$46])/([Planilha3.$F$45]-[Planilha3.$F$46])" office:value-type="float" office:value="0.292265086080014">
            <text:p>0,2922650861</text:p>
          </table:table-cell>
          <table:table-cell table:formula="of:=([Planilha3.G34]-[Planilha3.$G$46])/([Planilha3.$G$45]-[Planilha3.$G$46])" office:value-type="float" office:value="0.166866338202207">
            <text:p>0,1668663382</text:p>
          </table:table-cell>
        </table:table-row>
        <table:table-row table:style-name="ro1">
          <table:table-cell table:number-columns-repeated="2"/>
          <table:table-cell table:formula="of:=([Planilha3.F35]-[Planilha3.$F$46])/([Planilha3.$F$45]-[Planilha3.$F$46])" office:value-type="float" office:value="0.194799168877983">
            <text:p>0,1947991689</text:p>
          </table:table-cell>
          <table:table-cell table:formula="of:=([Planilha3.G35]-[Planilha3.$G$46])/([Planilha3.$G$45]-[Planilha3.$G$46])" office:value-type="float" office:value="0.399365363179402">
            <text:p>0,3993653632</text:p>
          </table:table-cell>
        </table:table-row>
        <table:table-row table:style-name="ro1">
          <table:table-cell table:number-columns-repeated="2"/>
          <table:table-cell table:formula="of:=([Planilha3.F36]-[Planilha3.$F$46])/([Planilha3.$F$45]-[Planilha3.$F$46])" office:value-type="float" office:value="0.272757244560251">
            <text:p>0,2727572446</text:p>
          </table:table-cell>
          <table:table-cell table:formula="of:=([Planilha3.G36]-[Planilha3.$G$46])/([Planilha3.$G$45]-[Planilha3.$G$46])" office:value-type="float" office:value="0.186086663720218">
            <text:p>0,1860866637</text:p>
          </table:table-cell>
        </table:table-row>
        <table:table-row table:style-name="ro1">
          <table:table-cell table:number-columns-repeated="2"/>
          <table:table-cell table:formula="of:=([Planilha3.F37]-[Planilha3.$F$46])/([Planilha3.$F$45]-[Planilha3.$F$46])" office:value-type="float" office:value="0.374750476716114">
            <text:p>0,3747504767</text:p>
          </table:table-cell>
          <table:table-cell table:formula="of:=([Planilha3.G37]-[Planilha3.$G$46])/([Planilha3.$G$45]-[Planilha3.$G$46])" office:value-type="float" office:value="0.168500919835263">
            <text:p>0,1685009198</text:p>
          </table:table-cell>
        </table:table-row>
        <table:table-row table:style-name="ro1">
          <table:table-cell table:number-columns-repeated="2"/>
          <table:table-cell table:formula="of:=([Planilha3.F38]-[Planilha3.$F$46])/([Planilha3.$F$45]-[Planilha3.$F$46])" office:value-type="float" office:value="0.597427706754057">
            <text:p>0,5974277068</text:p>
          </table:table-cell>
          <table:table-cell table:formula="of:=([Planilha3.G38]-[Planilha3.$G$46])/([Planilha3.$G$45]-[Planilha3.$G$46])" office:value-type="float" office:value="0.0820602858879568">
            <text:p>0,0820602859</text:p>
          </table:table-cell>
        </table:table-row>
        <table:table-row table:style-name="ro1">
          <table:table-cell table:number-columns-repeated="2"/>
          <table:table-cell table:formula="of:=([Planilha3.F39]-[Planilha3.$F$46])/([Planilha3.$F$45]-[Planilha3.$F$46])" office:value-type="float" office:value="0.385095422999083">
            <text:p>0,385095423</text:p>
          </table:table-cell>
          <table:table-cell table:formula="of:=([Planilha3.G39]-[Planilha3.$G$46])/([Planilha3.$G$45]-[Planilha3.$G$46])" office:value-type="float" office:value="0.146058576507551">
            <text:p>0,1460585765</text:p>
          </table:table-cell>
        </table:table-row>
        <table:table-row table:style-name="ro1">
          <table:table-cell table:number-columns-repeated="2"/>
          <table:table-cell table:formula="of:=([Planilha3.F40]-[Planilha3.$F$46])/([Planilha3.$F$45]-[Planilha3.$F$46])" office:value-type="float" office:value="0.269075631238394">
            <text:p>0,2690756312</text:p>
          </table:table-cell>
          <table:table-cell table:formula="of:=([Planilha3.G40]-[Planilha3.$G$46])/([Planilha3.$G$45]-[Planilha3.$G$46])" office:value-type="float" office:value="0.184834647216061">
            <text:p>0,1848346472</text:p>
          </table:table-cell>
        </table:table-row>
        <table:table-row table:style-name="ro1">
          <table:table-cell table:number-columns-repeated="2"/>
          <table:table-cell table:formula="of:=([Planilha3.F41]-[Planilha3.$F$46])/([Planilha3.$F$45]-[Planilha3.$F$46])" office:value-type="float" office:value="0.185852831519187">
            <text:p>0,1858528315</text:p>
          </table:table-cell>
          <table:table-cell table:formula="of:=([Planilha3.G41]-[Planilha3.$G$46])/([Planilha3.$G$45]-[Planilha3.$G$46])" office:value-type="float" office:value="0.147958818421499">
            <text:p>0,1479588184</text:p>
          </table:table-cell>
        </table:table-row>
        <table:table-row table:style-name="ro1">
          <table:table-cell table:number-columns-repeated="2"/>
          <table:table-cell table:formula="of:=([Planilha3.F42]-[Planilha3.$F$46])/([Planilha3.$F$45]-[Planilha3.$F$46])" office:value-type="float" office:value="0.645256678486325">
            <text:p>0,6452566785</text:p>
          </table:table-cell>
          <table:table-cell table:formula="of:=([Planilha3.G42]-[Planilha3.$G$46])/([Planilha3.$G$45]-[Planilha3.$G$46])" office:value-type="float" office:value="0.232865239811287">
            <text:p>0,2328652398</text:p>
          </table:table-cell>
        </table:table-row>
        <table:table-row table:style-name="ro1">
          <table:table-cell table:number-columns-repeated="2"/>
          <table:table-cell table:formula="of:=([Planilha3.F43]-[Planilha3.$F$46])/([Planilha3.$F$45]-[Planilha3.$F$46])" office:value-type="float" office:value="0.512942827506769">
            <text:p>0,5129428275</text:p>
          </table:table-cell>
          <table:table-cell table:formula="of:=([Planilha3.G43]-[Planilha3.$G$46])/([Planilha3.$G$45]-[Planilha3.$G$46])" office:value-type="float" office:value="0.431380238390028">
            <text:p>0,43138023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12/07/2017</text:date>, <text:time>02:57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2T02:57:56</dc:date>
    <dc:creator>João Ricardo Bittencourt</dc:creator>
    <meta:generator>OpenOffice/4.1.1$Unix OpenOffice.org_project/411m6$Build-9775</meta:generator>
    <meta:editing-duration>P1DT15H11M24S</meta:editing-duration>
    <meta:editing-cycles>4</meta:editing-cycles>
    <meta:document-statistic meta:table-count="3" meta:cell-count="77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97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cm" xlink:href=".." xlink:type="simple" chart:class="chart:scatter" chart:style-name="ch1">
        <chart:legend chart:legend-position="end" svg:x="16.33cm" svg:y="4.208cm" style:legend-expansion="high" chart:style-name="ch2"/>
        <chart:plot-area chart:style-name="ch3" table:cell-range-address="Planilha3.A2:Planilha3.A43 Planilha3.C1:Planilha3.C43" chart:data-source-has-labels="row" svg:x="0.815cm" svg:y="0.855cm" svg:width="14.785cm" svg:height="7.545cm">
          <chartooo:coordinate-region svg:x="1.65cm" svg:y="1.048cm" svg:width="13.555cm" svg:height="6.7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3.C2:Planilha3.C43" chart:label-cell-address="Planilha3.C1:Planilha3.C1" chart:class="chart:scatter">
            <chart:domain table:cell-range-address="Planilha3.A2:Planilha3.A43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hue</text:p>
                <draw:g>
                  <svg:desc>Planilha3.C1:Planilha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  <draw:g>
                  <svg:desc>Planilha3.A2:Planilha3.A43</svg:desc>
                </draw:g>
              </table:table-cell>
              <table:table-cell office:value-type="float" office:value="163.137744444444">
                <text:p>163.137744444444</text:p>
                <draw:g>
                  <svg:desc>Planilha3.C2:Planilha3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7">
                <text:p>1977</text:p>
              </table:table-cell>
              <table:table-cell office:value-type="float" office:value="162.33495">
                <text:p>162.33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8">
                <text:p>1978</text:p>
              </table:table-cell>
              <table:table-cell office:value-type="float" office:value="163.544154205608">
                <text:p>163.544154205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9">
                <text:p>1979</text:p>
              </table:table-cell>
              <table:table-cell office:value-type="float" office:value="162.061992682927">
                <text:p>162.061992682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0">
                <text:p>1980</text:p>
              </table:table-cell>
              <table:table-cell office:value-type="float" office:value="164.177511702128">
                <text:p>164.177511702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1">
                <text:p>1981</text:p>
              </table:table-cell>
              <table:table-cell office:value-type="float" office:value="166.886352229299">
                <text:p>166.88635222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2">
                <text:p>1982</text:p>
              </table:table-cell>
              <table:table-cell office:value-type="float" office:value="164.255407142857">
                <text:p>164.25540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3">
                <text:p>1983</text:p>
              </table:table-cell>
              <table:table-cell office:value-type="float" office:value="163.45042329932">
                <text:p>163.45042329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4">
                <text:p>1984</text:p>
              </table:table-cell>
              <table:table-cell office:value-type="float" office:value="168.186147465438">
                <text:p>168.186147465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5">
                <text:p>1985</text:p>
              </table:table-cell>
              <table:table-cell office:value-type="float" office:value="163.923684333333">
                <text:p>163.923684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6">
                <text:p>1986</text:p>
              </table:table-cell>
              <table:table-cell office:value-type="float" office:value="170.942721548821">
                <text:p>170.942721548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7">
                <text:p>1987</text:p>
              </table:table-cell>
              <table:table-cell office:value-type="float" office:value="169.195807107601">
                <text:p>169.195807107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8">
                <text:p>1988</text:p>
              </table:table-cell>
              <table:table-cell office:value-type="float" office:value="165.231320345964">
                <text:p>165.231320345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9">
                <text:p>1989</text:p>
              </table:table-cell>
              <table:table-cell office:value-type="float" office:value="164.649986697783">
                <text:p>164.649986697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0">
                <text:p>1990</text:p>
              </table:table-cell>
              <table:table-cell office:value-type="float" office:value="164.098412082958">
                <text:p>164.098412082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1">
                <text:p>1991</text:p>
              </table:table-cell>
              <table:table-cell office:value-type="float" office:value="167.685740055762">
                <text:p>167.685740055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165.349593046033">
                <text:p>165.349593046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3">
                <text:p>1993</text:p>
              </table:table-cell>
              <table:table-cell office:value-type="float" office:value="164.562063270604">
                <text:p>164.562063270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4">
                <text:p>1994</text:p>
              </table:table-cell>
              <table:table-cell office:value-type="float" office:value="166.891699661877">
                <text:p>166.891699661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5">
                <text:p>1995</text:p>
              </table:table-cell>
              <table:table-cell office:value-type="float" office:value="166.331162486828">
                <text:p>166.331162486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6">
                <text:p>1996</text:p>
              </table:table-cell>
              <table:table-cell office:value-type="float" office:value="164.690424794239">
                <text:p>164.690424794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7">
                <text:p>1997</text:p>
              </table:table-cell>
              <table:table-cell office:value-type="float" office:value="165.407631449894">
                <text:p>165.407631449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8">
                <text:p>1998</text:p>
              </table:table-cell>
              <table:table-cell office:value-type="float" office:value="166.963103806228">
                <text:p>166.963103806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9">
                <text:p>1999</text:p>
              </table:table-cell>
              <table:table-cell office:value-type="float" office:value="167.20385482815">
                <text:p>167.203854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165.3853373297">
                <text:p>165.3853373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1">
                <text:p>2001</text:p>
              </table:table-cell>
              <table:table-cell office:value-type="float" office:value="166.092321004566">
                <text:p>166.092321004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2">
                <text:p>2002</text:p>
              </table:table-cell>
              <table:table-cell office:value-type="float" office:value="164.351206696428">
                <text:p>164.3512066964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3">
                <text:p>2003</text:p>
              </table:table-cell>
              <table:table-cell office:value-type="float" office:value="167.489611960133">
                <text:p>167.489611960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4">
                <text:p>2004</text:p>
              </table:table-cell>
              <table:table-cell office:value-type="float" office:value="166.910792340885">
                <text:p>166.910792340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5">
                <text:p>2005</text:p>
              </table:table-cell>
              <table:table-cell office:value-type="float" office:value="166.199172596154">
                <text:p>166.199172596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6">
                <text:p>2006</text:p>
              </table:table-cell>
              <table:table-cell office:value-type="float" office:value="166.433284087363">
                <text:p>166.433284087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7">
                <text:p>2007</text:p>
              </table:table-cell>
              <table:table-cell office:value-type="float" office:value="170.873275125448">
                <text:p>170.873275125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8">
                <text:p>2008</text:p>
              </table:table-cell>
              <table:table-cell office:value-type="float" office:value="164.455506390135">
                <text:p>164.455506390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9">
                <text:p>2009</text:p>
              </table:table-cell>
              <table:table-cell office:value-type="float" office:value="163.961588931665">
                <text:p>163.961588931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0">
                <text:p>2010</text:p>
              </table:table-cell>
              <table:table-cell office:value-type="float" office:value="165.207495267176">
                <text:p>165.207495267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1">
                <text:p>2011</text:p>
              </table:table-cell>
              <table:table-cell office:value-type="float" office:value="169.405058703939">
                <text:p>169.4050587039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2">
                <text:p>2012</text:p>
              </table:table-cell>
              <table:table-cell office:value-type="float" office:value="164.75310042735">
                <text:p>164.75310042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3">
                <text:p>2013</text:p>
              </table:table-cell>
              <table:table-cell office:value-type="float" office:value="164.262699026426">
                <text:p>164.262699026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4">
                <text:p>2014</text:p>
              </table:table-cell>
              <table:table-cell office:value-type="float" office:value="166.174072426036">
                <text:p>166.174072426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5">
                <text:p>2015</text:p>
              </table:table-cell>
              <table:table-cell office:value-type="float" office:value="164.83229588551">
                <text:p>164.83229588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6">
                <text:p>2016</text:p>
              </table:table-cell>
              <table:table-cell office:value-type="float" office:value="167.474811983471">
                <text:p>167.474811983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7">
                <text:p>2017</text:p>
              </table:table-cell>
              <table:table-cell office:value-type="float" office:value="161.779725">
                <text:p>161.779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 draw:opacity="2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opacity="50%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04cm" svg:height="12.649cm" xlink:href=".." xlink:type="simple" chart:class="chart:bubble" chart:column-mapping="1 2 0" chart:style-name="ch1">
        <chart:legend chart:legend-position="end" svg:x="18.388cm" svg:y="6.032cm" style:legend-expansion="high" chart:style-name="ch2"/>
        <chart:plot-area chart:style-name="ch3" table:cell-range-address="Planilha3.B2:Planilha3.D43" svg:x="0.633cm" svg:y="1.134cm" svg:width="17.414cm" svg:height="11.103cm">
          <chartooo:coordinate-region svg:x="1.581cm" svg:y="1.326cm" svg:width="16.172cm" svg:height="10.2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B2:Planilha3.B43" chart:class="chart:bubble">
            <chart:domain table:cell-range-address="Planilha3.D2:Planilha3.D43"/>
            <chart:domain table:cell-range-address="Planilha3.C2:Planilha3.C43"/>
            <chart:data-point chart:repeated="41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.137744444444">
                <text:p>163.137744444444</text:p>
                <draw:g>
                  <svg:desc>Planilha3.C2:Planilha3.C43</svg:desc>
                </draw:g>
              </table:table-cell>
              <table:table-cell office:value-type="float" office:value="52.7156555555556">
                <text:p>52.7156555555556</text:p>
                <draw:g>
                  <svg:desc>Planilha3.D2:Planilha3.D43</svg:desc>
                </draw:g>
              </table:table-cell>
              <table:table-cell office:value-type="float" office:value="1">
                <text:p>1</text:p>
                <draw:g>
                  <svg:desc>Planilha3.B2:Planilha3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.33495">
                <text:p>162.33495</text:p>
              </table:table-cell>
              <table:table-cell office:value-type="float" office:value="52.8191409090909">
                <text:p>52.8191409090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544154205608">
                <text:p>163.544154205608</text:p>
              </table:table-cell>
              <table:table-cell office:value-type="float" office:value="53.0487663551402">
                <text:p>53.0487663551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061992682927">
                <text:p>162.061992682927</text:p>
              </table:table-cell>
              <table:table-cell office:value-type="float" office:value="52.7380268292683">
                <text:p>52.73802682926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177511702128">
                <text:p>164.177511702128</text:p>
              </table:table-cell>
              <table:table-cell office:value-type="float" office:value="53.1093978723404">
                <text:p>53.10939787234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886352229299">
                <text:p>166.886352229299</text:p>
              </table:table-cell>
              <table:table-cell office:value-type="float" office:value="53.7457382165605">
                <text:p>53.7457382165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.255407142857">
                <text:p>164.255407142857</text:p>
              </table:table-cell>
              <table:table-cell office:value-type="float" office:value="53.2610818027211">
                <text:p>53.2610818027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.45042329932">
                <text:p>163.45042329932</text:p>
              </table:table-cell>
              <table:table-cell office:value-type="float" office:value="52.9989698979592">
                <text:p>52.99896989795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.186147465438">
                <text:p>168.186147465438</text:p>
              </table:table-cell>
              <table:table-cell office:value-type="float" office:value="54.0714792626728">
                <text:p>54.07147926267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923684333333">
                <text:p>163.923684333333</text:p>
              </table:table-cell>
              <table:table-cell office:value-type="float" office:value="53.144533">
                <text:p>53.1445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.942721548821">
                <text:p>170.942721548821</text:p>
              </table:table-cell>
              <table:table-cell office:value-type="float" office:value="54.7375735690236">
                <text:p>54.73757356902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.195807107601">
                <text:p>169.195807107601</text:p>
              </table:table-cell>
              <table:table-cell office:value-type="float" office:value="54.3579869693979">
                <text:p>54.35798696939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.231320345964">
                <text:p>165.231320345964</text:p>
              </table:table-cell>
              <table:table-cell office:value-type="float" office:value="53.4632799835255">
                <text:p>53.46327998352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.649986697783">
                <text:p>164.649986697783</text:p>
              </table:table-cell>
              <table:table-cell office:value-type="float" office:value="53.3141800466744">
                <text:p>53.31418004667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.098412082958">
                <text:p>164.098412082958</text:p>
              </table:table-cell>
              <table:table-cell office:value-type="float" office:value="53.1736392245267">
                <text:p>53.173639224526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.685740055762">
                <text:p>167.685740055762</text:p>
              </table:table-cell>
              <table:table-cell office:value-type="float" office:value="54.0528042750929">
                <text:p>54.05280427509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.349593046033">
                <text:p>165.349593046033</text:p>
              </table:table-cell>
              <table:table-cell office:value-type="float" office:value="53.479841625857">
                <text:p>53.4798416258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.562063270604">
                <text:p>164.562063270604</text:p>
              </table:table-cell>
              <table:table-cell office:value-type="float" office:value="53.2841806619078">
                <text:p>53.28418066190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.891699661877">
                <text:p>166.891699661877</text:p>
              </table:table-cell>
              <table:table-cell office:value-type="float" office:value="53.8004212172443">
                <text:p>53.80042121724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.331162486828">
                <text:p>166.331162486828</text:p>
              </table:table-cell>
              <table:table-cell office:value-type="float" office:value="53.813064805058">
                <text:p>53.8130648050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.690424794239">
                <text:p>164.690424794239</text:p>
              </table:table-cell>
              <table:table-cell office:value-type="float" office:value="53.3289786008231">
                <text:p>53.32897860082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.407631449894">
                <text:p>165.407631449894</text:p>
              </table:table-cell>
              <table:table-cell office:value-type="float" office:value="53.4814317697228">
                <text:p>53.48143176972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.963103806228">
                <text:p>166.963103806228</text:p>
              </table:table-cell>
              <table:table-cell office:value-type="float" office:value="54.0070560553634">
                <text:p>54.00705605536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7.20385482815">
                <text:p>167.20385482815</text:p>
              </table:table-cell>
              <table:table-cell office:value-type="float" office:value="53.9119440261866">
                <text:p>53.91194402618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.3853373297">
                <text:p>165.3853373297</text:p>
              </table:table-cell>
              <table:table-cell office:value-type="float" office:value="53.4752416893733">
                <text:p>53.475241689373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.092321004566">
                <text:p>166.092321004566</text:p>
              </table:table-cell>
              <table:table-cell office:value-type="float" office:value="53.6230776255708">
                <text:p>53.623077625570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.351206696428">
                <text:p>164.351206696428</text:p>
              </table:table-cell>
              <table:table-cell office:value-type="float" office:value="53.2762455357143">
                <text:p>53.276245535714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.489611960133">
                <text:p>167.489611960133</text:p>
              </table:table-cell>
              <table:table-cell office:value-type="float" office:value="54.1763248062015">
                <text:p>54.176324806201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.910792340885">
                <text:p>166.910792340885</text:p>
              </table:table-cell>
              <table:table-cell office:value-type="float" office:value="53.7960401294498">
                <text:p>53.796040129449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.199172596154">
                <text:p>166.199172596154</text:p>
              </table:table-cell>
              <table:table-cell office:value-type="float" office:value="53.6711878605769">
                <text:p>53.671187860576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.433284087363">
                <text:p>166.433284087363</text:p>
              </table:table-cell>
              <table:table-cell office:value-type="float" office:value="53.7412090483619">
                <text:p>53.741209048361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.873275125448">
                <text:p>170.873275125448</text:p>
              </table:table-cell>
              <table:table-cell office:value-type="float" office:value="54.7502635125447">
                <text:p>54.750263512544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.455506390135">
                <text:p>164.455506390135</text:p>
              </table:table-cell>
              <table:table-cell office:value-type="float" office:value="53.2379045964126">
                <text:p>53.23790459641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.961588931665">
                <text:p>163.961588931665</text:p>
              </table:table-cell>
              <table:table-cell office:value-type="float" office:value="53.1246464870068">
                <text:p>53.124646487006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.207495267176">
                <text:p>165.207495267176</text:p>
              </table:table-cell>
              <table:table-cell office:value-type="float" office:value="53.4054011450381">
                <text:p>53.405401145038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.405058703939">
                <text:p>169.405058703939</text:p>
              </table:table-cell>
              <table:table-cell office:value-type="float" office:value="54.4506888182974">
                <text:p>54.450688818297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.75310042735">
                <text:p>164.75310042735</text:p>
              </table:table-cell>
              <table:table-cell office:value-type="float" office:value="53.3294423076924">
                <text:p>53.329442307692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.262699026426">
                <text:p>164.262699026426</text:p>
              </table:table-cell>
              <table:table-cell office:value-type="float" office:value="53.1950742698192">
                <text:p>53.195074269819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.174072426036">
                <text:p>166.174072426036</text:p>
              </table:table-cell>
              <table:table-cell office:value-type="float" office:value="53.5756411834319">
                <text:p>53.575641183431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.83229588551">
                <text:p>164.83229588551</text:p>
              </table:table-cell>
              <table:table-cell office:value-type="float" office:value="53.6117189624329">
                <text:p>53.611718962432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7.474811983471">
                <text:p>167.474811983471</text:p>
              </table:table-cell>
              <table:table-cell office:value-type="float" office:value="53.9972954545455">
                <text:p>53.997295454545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.779725">
                <text:p>161.779725</text:p>
              </table:table-cell>
              <table:table-cell office:value-type="float" office:value="52.86434375">
                <text:p>52.86434375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opacity draw:name="ChartTransparencyGradient_20_1" draw:display-name="ChartTransparencyGradient 1" draw:style="radial" draw:cx="50%" draw:cy="50%" draw:start="100%" draw:end="0%" draw:border="0%"/>
    <draw:opacity draw:name="ChartTransparencyGradient_20_2" draw:display-name="ChartTransparencyGradient 2" draw:style="ellipsoid" draw:cx="50%" draw:cy="50%" draw:start="100%" draw:end="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2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94cm" svg:height="7.911cm" xlink:href=".." xlink:type="simple" chart:class="chart:line" chart:style-name="ch1">
        <chart:legend chart:legend-position="end" svg:x="16.078cm" svg:y="3.663cm" style:legend-expansion="high" chart:style-name="ch2"/>
        <chart:plot-area chart:style-name="ch3" table:cell-range-address="Planilha3.A2:Planilha3.A43 Planilha3.D1:Planilha3.D43" chart:data-source-has-labels="both" svg:x="0.807cm" svg:y="0.767cm" svg:width="14.557cm" svg:height="6.566cm">
          <chartooo:coordinate-region svg:x="1.755cm" svg:y="0.959cm" svg:width="13.537cm" svg:height="5.359cm"/>
          <chart:axis chart:dimension="x" chart:name="primary-x" chart:style-name="ch4" chartooo:axis-type="auto">
            <chartooo:date-scale/>
            <chart:categories table:cell-range-address="Planilha3.A2:Planilha3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3.D2:Planilha3.D43" chart:label-cell-address="Planilha3.D1:Planilha3.D1" chart:class="chart:line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t</text:p>
                <draw:g>
                  <svg:desc>Planilha3.D1:Planilha3.D1</svg:desc>
                </draw:g>
              </table:table-cell>
            </table:table-row>
          </table:table-header-rows>
          <table:table-rows>
            <table:table-row>
              <table:table-cell office:value-type="float" office:value="1976">
                <text:p>1980</text:p>
                <draw:g>
                  <svg:desc>Planilha3.A2:Planilha3.A43</svg:desc>
                </draw:g>
              </table:table-cell>
              <table:table-cell office:value-type="float" office:value="52.7156555555556">
                <text:p>52.7156555555556</text:p>
                <draw:g>
                  <svg:desc>Planilha3.D2:Planilha3.D43</svg:desc>
                </draw:g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52.8191409090909">
                <text:p>52.8191409090909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53.0487663551402">
                <text:p>53.048766355140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52.7380268292683">
                <text:p>52.738026829268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3.1093978723404">
                <text:p>53.109397872340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.7457382165605">
                <text:p>53.7457382165605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53.2610818027211">
                <text:p>53.2610818027211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52.9989698979592">
                <text:p>52.998969897959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54.0714792626728">
                <text:p>54.071479262672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53.144533">
                <text:p>53.144533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54.7375735690236">
                <text:p>54.737573569023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54.3579869693979">
                <text:p>54.3579869693979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3.4632799835255">
                <text:p>53.4632799835255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53.3141800466744">
                <text:p>53.314180046674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3.1736392245267">
                <text:p>53.1736392245267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54.0528042750929">
                <text:p>54.0528042750929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53.479841625857">
                <text:p>53.47984162585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53.2841806619078">
                <text:p>53.284180661907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53.8004212172443">
                <text:p>53.8004212172443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53.813064805058">
                <text:p>53.813064805058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53.3289786008231">
                <text:p>53.328978600823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53.4814317697228">
                <text:p>53.481431769722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54.0070560553634">
                <text:p>54.0070560553634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53.9119440261866">
                <text:p>53.91194402618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3.4752416893733">
                <text:p>53.475241689373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3.6230776255708">
                <text:p>53.6230776255708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53.2762455357143">
                <text:p>53.276245535714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54.1763248062015">
                <text:p>54.1763248062015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53.7960401294498">
                <text:p>53.796040129449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3.6711878605769">
                <text:p>53.6711878605769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53.7412090483619">
                <text:p>53.741209048361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4.7502635125447">
                <text:p>54.750263512544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53.2379045964126">
                <text:p>53.2379045964126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53.1246464870068">
                <text:p>53.124646487006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3.4054011450381">
                <text:p>53.405401145038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4.4506888182974">
                <text:p>54.450688818297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3.3294423076924">
                <text:p>53.329442307692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3.1950742698192">
                <text:p>53.1950742698192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53.5756411834319">
                <text:p>53.5756411834319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53.6117189624329">
                <text:p>53.6117189624329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53.9972954545455">
                <text:p>53.9972954545455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52.86434375">
                <text:p>52.86434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13cm" xlink:href=".." xlink:type="simple" chart:class="chart:line" chart:style-name="ch1">
        <chart:legend chart:legend-position="end" svg:x="14.205cm" svg:y="4.214cm" style:legend-expansion="high" chart:style-name="ch2"/>
        <chart:plot-area chart:style-name="ch3" table:cell-range-address="Planilha3.A2:Planilha3.A43 Planilha3.E1:Planilha3.E43" chart:data-source-has-labels="both" svg:x="0.769cm" svg:y="0.855cm" svg:width="12.798cm" svg:height="7.558cm">
          <chartooo:coordinate-region svg:x="1.717cm" svg:y="1.047cm" svg:width="11.735cm" svg:height="6.351cm"/>
          <chart:axis chart:dimension="x" chart:name="primary-x" chart:style-name="ch4" chartooo:axis-type="auto">
            <chartooo:date-scale/>
            <chart:categories table:cell-range-address="Planilha3.A2:Planilha3.A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3.E2:Planilha3.E43" chart:label-cell-address="Planilha3.E1:Planilha3.E1" chart:class="chart:line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</text:p>
                <draw:g>
                  <svg:desc>Planilha3.E1:Planilha3.E1</svg:desc>
                </draw:g>
              </table:table-cell>
            </table:table-row>
          </table:table-header-rows>
          <table:table-rows>
            <table:table-row>
              <table:table-cell office:value-type="float" office:value="1976">
                <text:p>1980</text:p>
                <draw:g>
                  <svg:desc>Planilha3.A2:Planilha3.A43</svg:desc>
                </draw:g>
              </table:table-cell>
              <table:table-cell office:value-type="float" office:value="44.4837111111111">
                <text:p>44.4837111111111</text:p>
                <draw:g>
                  <svg:desc>Planilha3.E2:Planilha3.E43</svg:desc>
                </draw:g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44.5272727272727">
                <text:p>44.5272727272727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44.8387214953271">
                <text:p>44.8387214953271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44.6940085365854">
                <text:p>44.694008536585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4.8126319148936">
                <text:p>44.812631914893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5.6220630573249">
                <text:p>45.6220630573249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45.0158602040816">
                <text:p>45.0158602040816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44.8125962585034">
                <text:p>44.812596258503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5.8085459293395">
                <text:p>45.8085459293395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4.9765568333334">
                <text:p>44.9765568333334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6.4993537037037">
                <text:p>46.499353703703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6.0625922013821">
                <text:p>46.0625922013821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5.1875330313015">
                <text:p>45.1875330313015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5.0137302217036">
                <text:p>45.013730221703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.9707021641118">
                <text:p>44.9707021641118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5.7370401486988">
                <text:p>45.737040148698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45.2373524975514">
                <text:p>45.2373524975514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45.0743028552887">
                <text:p>45.0743028552887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45.5935687235841">
                <text:p>45.5935687235841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45.412214963119">
                <text:p>45.412214963119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45.1075441358025">
                <text:p>45.107544135802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45.2877249466951">
                <text:p>45.287724946695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45.49486816609">
                <text:p>45.49486816609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45.6516914893617">
                <text:p>45.651691489361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5.2405435967302">
                <text:p>45.240543596730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5.4270650684931">
                <text:p>45.427065068493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4.9430630580357">
                <text:p>44.943063058035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5.6051534883721">
                <text:p>45.605153488372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5.6541163969795">
                <text:p>45.654116396979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5.4114986778846">
                <text:p>45.4114986778846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45.4990029641185">
                <text:p>45.499002964118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6.486384516129">
                <text:p>46.48638451612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5.0661513452915">
                <text:p>45.066151345291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44.8625398460057">
                <text:p>44.8625398460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5.1879907633587">
                <text:p>45.187990763358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6.1512188055909">
                <text:p>46.1512188055909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5.0458665242166">
                <text:p>45.045866524216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5.0927232267038">
                <text:p>45.0927232267038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45.3993274556214">
                <text:p>45.3993274556214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45.094863864043">
                <text:p>45.094863864043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45.6112429752066">
                <text:p>45.6112429752066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44.518153125">
                <text:p>44.51815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inimum="1975" chart:maximum="20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7cm" svg:height="6.889cm" xlink:href=".." xlink:type="simple" chart:class="chart:scatter" chart:style-name="ch1">
        <chart:plot-area chart:style-name="ch2" table:cell-range-address="Planilha3.F2:Planilha3.F2 Planilha3.A2:Planilha3.A43 Planilha4.C2:Planilha4.C43" chart:data-source-has-labels="both" svg:x="1.32cm" svg:y="0.683cm" svg:width="14.009cm" svg:height="5.098cm">
          <chartooo:coordinate-region svg:x="2.066cm" svg:y="0.875cm" svg:width="13.263cm" svg:height="4.274cm"/>
          <chart:axis chart:dimension="x" chart:name="primary-x" chart:style-name="ch3" chartooo:axis-type="auto">
            <chart:title svg:x="7.986cm" svg:y="5.918cm" chart:style-name="ch4">
              <text:p>Ano</text:p>
            </chart:title>
            <chart:categories table:cell-range-address="Planilha3.A3:Planilha3.A43"/>
          </chart:axis>
          <chart:axis chart:dimension="y" chart:name="primary-y" chart:style-name="ch5">
            <chart:title svg:x="0.451cm" svg:y="3.851cm" chart:style-name="ch6">
              <text:p>% Preto</text:p>
            </chart:title>
            <chart:grid chart:style-name="ch7" chart:class="major"/>
          </chart:axis>
          <chart:series chart:style-name="ch8" chart:values-cell-range-address="Planilha4.C2:Planilha4.C43" chart:class="chart:scatter">
            <chart:domain table:cell-range-address="Planilha3.A2:Planilha3.A43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Planilha3.A3:Planilha3.A43</svg:desc>
                </draw:g>
              </table:table-cell>
              <table:table-cell office:value-type="float" office:value="1976">
                <text:p>1976</text:p>
                <draw:g>
                  <svg:desc>Planilha3.A2:Planilha3.A43</svg:desc>
                </draw:g>
              </table:table-cell>
              <table:table-cell office:value-type="float" office:value="1">
                <text:p>1</text:p>
                <draw:g>
                  <svg:desc>Planilha4.C2:Planilha4.C43</svg:desc>
                </draw:g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977">
                <text:p>1977</text:p>
              </table:table-cell>
              <table:table-cell office:value-type="float" office:value="0.512455238776191">
                <text:p>0.512455238776191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978">
                <text:p>1978</text:p>
              </table:table-cell>
              <table:table-cell office:value-type="float" office:value="0.863297751715654">
                <text:p>0.86329775171565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0.899190833661251">
                <text:p>0.899190833661251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0.394718111149928">
                <text:p>0.394718111149928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982">
                <text:p>1982</text:p>
              </table:table-cell>
              <table:table-cell office:value-type="float" office:value="0.352586897461076">
                <text:p>0.35258689746107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983">
                <text:p>1983</text:p>
              </table:table-cell>
              <table:table-cell office:value-type="float" office:value="0.240273816206007">
                <text:p>0.240273816206007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984">
                <text:p>1984</text:p>
              </table:table-cell>
              <table:table-cell office:value-type="float" office:value="0.347266833046636">
                <text:p>0.34726683304663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985">
                <text:p>1985</text:p>
              </table:table-cell>
              <table:table-cell office:value-type="float" office:value="0.277344758113781">
                <text:p>0.277344758113781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986">
                <text:p>1986</text:p>
              </table:table-cell>
              <table:table-cell office:value-type="float" office:value="0.0267215961866247">
                <text:p>0.026721596186624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987">
                <text:p>1987</text:p>
              </table:table-cell>
              <table:table-cell office:value-type="float" office:value="0.271563846076213">
                <text:p>0.271563846076213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988">
                <text:p>1988</text:p>
              </table:table-cell>
              <table:table-cell office:value-type="float" office:value="0.712018927722033">
                <text:p>0.71201892772203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89">
                <text:p>1989</text:p>
              </table:table-cell>
              <table:table-cell office:value-type="float" office:value="0.625726752248294">
                <text:p>0.625726752248294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0.585863630248045">
                <text:p>0.58586363024804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0.515116709852629">
                <text:p>0.515116709852629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992">
                <text:p>1992</text:p>
              </table:table-cell>
              <table:table-cell office:value-type="float" office:value="0.408686412587948">
                <text:p>0.40868641258794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993">
                <text:p>1993</text:p>
              </table:table-cell>
              <table:table-cell office:value-type="float" office:value="0.419907358499462">
                <text:p>0.41990735849946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994">
                <text:p>1994</text:p>
              </table:table-cell>
              <table:table-cell office:value-type="float" office:value="0.390137709690322">
                <text:p>0.39013770969032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0.356938254316339">
                <text:p>0.35693825431633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996">
                <text:p>1996</text:p>
              </table:table-cell>
              <table:table-cell office:value-type="float" office:value="0.195218849658144">
                <text:p>0.195218849658144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997">
                <text:p>1997</text:p>
              </table:table-cell>
              <table:table-cell office:value-type="float" office:value="0.220047910916339">
                <text:p>0.220047910916339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998">
                <text:p>1998</text:p>
              </table:table-cell>
              <table:table-cell office:value-type="float" office:value="0.886867829896054">
                <text:p>0.8868678298960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0.55034085654151">
                <text:p>0.55034085654151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6550256203146">
                <text:p>0.286550256203146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0.317576500304075">
                <text:p>0.31757650030407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002">
                <text:p>2002</text:p>
              </table:table-cell>
              <table:table-cell office:value-type="float" office:value="0.250472577198579">
                <text:p>0.250472577198579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003">
                <text:p>2003</text:p>
              </table:table-cell>
              <table:table-cell office:value-type="float" office:value="0.0293358563582912">
                <text:p>0.029335856358291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0.333656756954797">
                <text:p>0.33365675695479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005">
                <text:p>2005</text:p>
              </table:table-cell>
              <table:table-cell office:value-type="float" office:value="0.279829685860234">
                <text:p>0.27982968586023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006">
                <text:p>2006</text:p>
              </table:table-cell>
              <table:table-cell office:value-type="float" office:value="0.270270184185854">
                <text:p>0.27027018418585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007">
                <text:p>2007</text:p>
              </table:table-cell>
              <table:table-cell office:value-type="float" office:value="0.151085138776647">
                <text:p>0.15108513877664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0.292265086080014">
                <text:p>0.29226508608001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0.194799168877983">
                <text:p>0.19479916887798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0.272757244560251">
                <text:p>0.27275724456025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0.374750476716114">
                <text:p>0.37475047671611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0.597427706754057">
                <text:p>0.59742770675405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013">
                <text:p>2013</text:p>
              </table:table-cell>
              <table:table-cell office:value-type="float" office:value="0.385095422999083">
                <text:p>0.38509542299908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014">
                <text:p>2014</text:p>
              </table:table-cell>
              <table:table-cell office:value-type="float" office:value="0.269075631238394">
                <text:p>0.269075631238394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2015">
                <text:p>2015</text:p>
              </table:table-cell>
              <table:table-cell office:value-type="float" office:value="0.185852831519187">
                <text:p>0.185852831519187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2016">
                <text:p>2016</text:p>
              </table:table-cell>
              <table:table-cell office:value-type="float" office:value="0.645256678486325">
                <text:p>0.645256678486325</text:p>
              </table:table-cell>
            </table:table-row>
            <table:table-row>
              <table:table-cell office:value-type="string"/>
              <table:table-cell office:value-type="float" office:value="2017">
                <text:p>2017</text:p>
              </table:table-cell>
              <table:table-cell office:value-type="float" office:value="0.512942827506769">
                <text:p>0.5129428275067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3333ff" draw:fill-color="#3333ff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12cm" svg:height="7.268cm" xlink:href=".." xlink:type="simple" chart:class="chart:scatter" chart:style-name="ch1">
        <chart:plot-area chart:style-name="ch2" table:cell-range-address="Planilha3.A3:Planilha3.A43 Planilha4.D2:Planilha4.D43" svg:x="0.794cm" svg:y="0.715cm" svg:width="15.73cm" svg:height="5.988cm">
          <chartooo:coordinate-region svg:x="1.54cm" svg:y="0.907cm" svg:width="14.589cm" svg:height="5.1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4.D2:Planilha4.D43" chart:class="chart:scatter">
            <chart:domain table:cell-range-address="Planilha3.A3:Planilha3.A43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7">
                <text:p>1977</text:p>
                <draw:g>
                  <svg:desc>Planilha3.A3:Planilha3.A43</svg:desc>
                </draw:g>
              </table:table-cell>
              <table:table-cell office:value-type="float" office:value="1">
                <text:p>1</text:p>
                <draw:g>
                  <svg:desc>Planilha4.D2:Planilha4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9">
                <text:p>1979</text:p>
              </table:table-cell>
              <table:table-cell office:value-type="float" office:value="0.0712434183959547">
                <text:p>0.0712434183959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0">
                <text:p>1980</text:p>
              </table:table-cell>
              <table:table-cell office:value-type="float" office:value="0.0343028591346077">
                <text:p>0.0343028591346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1">
                <text:p>1981</text:p>
              </table:table-cell>
              <table:table-cell office:value-type="float" office:value="0.0776504437442487">
                <text:p>0.0776504437442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2">
                <text:p>1982</text:p>
              </table:table-cell>
              <table:table-cell office:value-type="float" office:value="0.384883902618198">
                <text:p>0.38488390261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3">
                <text:p>1983</text:p>
              </table:table-cell>
              <table:table-cell office:value-type="float" office:value="0.236667327623975">
                <text:p>0.236667327623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4">
                <text:p>1984</text:p>
              </table:table-cell>
              <table:table-cell office:value-type="float" office:value="0.31452717069872">
                <text:p>0.31452717069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5">
                <text:p>1985</text:p>
              </table:table-cell>
              <table:table-cell office:value-type="float" office:value="0.264228605004632">
                <text:p>0.264228605004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6">
                <text:p>1986</text:p>
              </table:table-cell>
              <table:table-cell office:value-type="float" office:value="0.262914821732105">
                <text:p>0.262914821732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7">
                <text:p>1987</text:p>
              </table:table-cell>
              <table:table-cell office:value-type="float" office:value="0.675142290213744">
                <text:p>0.675142290213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8">
                <text:p>1988</text:p>
              </table:table-cell>
              <table:table-cell office:value-type="float" office:value="0.573832250497795">
                <text:p>0.573832250497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9">
                <text:p>1989</text:p>
              </table:table-cell>
              <table:table-cell office:value-type="float" office:value="0.28939884643139">
                <text:p>0.28939884643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0">
                <text:p>1990</text:p>
              </table:table-cell>
              <table:table-cell office:value-type="float" office:value="0.269048482317755">
                <text:p>0.269048482317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1">
                <text:p>1991</text:p>
              </table:table-cell>
              <table:table-cell office:value-type="float" office:value="0.156840033290709">
                <text:p>0.156840033290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">
                <text:p>1992</text:p>
              </table:table-cell>
              <table:table-cell office:value-type="float" office:value="0.333884080056124">
                <text:p>0.333884080056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3">
                <text:p>1993</text:p>
              </table:table-cell>
              <table:table-cell office:value-type="float" office:value="0.284553102863906">
                <text:p>0.28455310286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4">
                <text:p>1994</text:p>
              </table:table-cell>
              <table:table-cell office:value-type="float" office:value="0.154563871884071">
                <text:p>0.154563871884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5">
                <text:p>1995</text:p>
              </table:table-cell>
              <table:table-cell office:value-type="float" office:value="0.188480636974476">
                <text:p>0.188480636974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6">
                <text:p>1996</text:p>
              </table:table-cell>
              <table:table-cell office:value-type="float" office:value="0.272338180095716">
                <text:p>0.272338180095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7">
                <text:p>1997</text:p>
              </table:table-cell>
              <table:table-cell office:value-type="float" office:value="0.117851064783402">
                <text:p>0.117851064783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8">
                <text:p>1998</text:p>
              </table:table-cell>
              <table:table-cell office:value-type="float" office:value="0.231765959825868">
                <text:p>0.231765959825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9">
                <text:p>1999</text:p>
              </table:table-cell>
              <table:table-cell office:value-type="float" office:value="0.0835586441400154">
                <text:p>0.0835586441400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0.21781778757049">
                <text:p>0.21781778757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1">
                <text:p>2001</text:p>
              </table:table-cell>
              <table:table-cell office:value-type="float" office:value="0.174182216798768">
                <text:p>0.174182216798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2">
                <text:p>2002</text:p>
              </table:table-cell>
              <table:table-cell office:value-type="float" office:value="0.275605267416935">
                <text:p>0.275605267416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3">
                <text:p>2003</text:p>
              </table:table-cell>
              <table:table-cell office:value-type="float" office:value="0.23202036635379">
                <text:p>0.232020366353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4">
                <text:p>2004</text:p>
              </table:table-cell>
              <table:table-cell office:value-type="float" office:value="0.3651657995756">
                <text:p>0.3651657995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5">
                <text:p>2005</text:p>
              </table:table-cell>
              <table:table-cell office:value-type="float" office:value="0.215446454639008">
                <text:p>0.215446454639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6">
                <text:p>2006</text:p>
              </table:table-cell>
              <table:table-cell office:value-type="float" office:value="0.257977341002019">
                <text:p>0.257977341002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7">
                <text:p>2007</text:p>
              </table:table-cell>
              <table:table-cell office:value-type="float" office:value="0.2233868390683">
                <text:p>0.22338683906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8">
                <text:p>2008</text:p>
              </table:table-cell>
              <table:table-cell office:value-type="float" office:value="0.304381202009418">
                <text:p>0.304381202009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9">
                <text:p>2009</text:p>
              </table:table-cell>
              <table:table-cell office:value-type="float" office:value="0.166866338202207">
                <text:p>0.166866338202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0">
                <text:p>2010</text:p>
              </table:table-cell>
              <table:table-cell office:value-type="float" office:value="0.399365363179402">
                <text:p>0.399365363179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1">
                <text:p>2011</text:p>
              </table:table-cell>
              <table:table-cell office:value-type="float" office:value="0.186086663720218">
                <text:p>0.1860866637202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2">
                <text:p>2012</text:p>
              </table:table-cell>
              <table:table-cell office:value-type="float" office:value="0.168500919835263">
                <text:p>0.168500919835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3">
                <text:p>2013</text:p>
              </table:table-cell>
              <table:table-cell office:value-type="float" office:value="0.0820602858879568">
                <text:p>0.0820602858879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4">
                <text:p>2014</text:p>
              </table:table-cell>
              <table:table-cell office:value-type="float" office:value="0.146058576507551">
                <text:p>0.146058576507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5">
                <text:p>2015</text:p>
              </table:table-cell>
              <table:table-cell office:value-type="float" office:value="0.184834647216061">
                <text:p>0.184834647216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6">
                <text:p>2016</text:p>
              </table:table-cell>
              <table:table-cell office:value-type="float" office:value="0.147958818421499">
                <text:p>0.147958818421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7">
                <text:p>2017</text:p>
              </table:table-cell>
              <table:table-cell office:value-type="float" office:value="0.232865239811287">
                <text:p>0.2328652398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431380238390028">
                <text:p>0.4313802383900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inimum="1975" chart:maximum="20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ff00cc" draw:fill-color="#ff00c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lanilha3.A2:Planilha3.A43 Planilha3.L2:Planilha3.L43" svg:x="0.77cm" svg:y="0.855cm" svg:width="14.59cm" svg:height="7.545cm">
          <chartooo:coordinate-region svg:x="1.718cm" svg:y="1.048cm" svg:width="13.642cm" svg:height="6.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3.L2:Planilha3.L43" chart:class="chart:scatter">
            <chart:domain table:cell-range-address="Planilha3.A2:Planilha3.A43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  <draw:g>
                  <svg:desc>Planilha3.A2:Planilha3.A43</svg:desc>
                </draw:g>
              </table:table-cell>
              <table:table-cell office:value-type="float" office:value="0.0924555555555555">
                <text:p>0.0924555555555555</text:p>
                <draw:g>
                  <svg:desc>Planilha3.L2:Planilha3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7">
                <text:p>1977</text:p>
              </table:table-cell>
              <table:table-cell office:value-type="float" office:value="0.128536363636364">
                <text:p>0.1285363636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8">
                <text:p>1978</text:p>
              </table:table-cell>
              <table:table-cell office:value-type="float" office:value="0.0626588785046729">
                <text:p>0.062658878504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9">
                <text:p>1979</text:p>
              </table:table-cell>
              <table:table-cell office:value-type="float" office:value="0.118743902439024">
                <text:p>0.118743902439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0">
                <text:p>1980</text:p>
              </table:table-cell>
              <table:table-cell office:value-type="float" office:value="0.0447372340425532">
                <text:p>0.0447372340425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1">
                <text:p>1981</text:p>
              </table:table-cell>
              <table:table-cell office:value-type="float" office:value="0.0534624203821656">
                <text:p>0.053462420382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2">
                <text:p>1982</text:p>
              </table:table-cell>
              <table:table-cell office:value-type="float" office:value="0.0787673469387756">
                <text:p>0.0787673469387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3">
                <text:p>1983</text:p>
              </table:table-cell>
              <table:table-cell office:value-type="float" office:value="0.0841105442176871">
                <text:p>0.0841105442176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4">
                <text:p>1984</text:p>
              </table:table-cell>
              <table:table-cell office:value-type="float" office:value="0.0719053763440861">
                <text:p>0.0719053763440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5">
                <text:p>1985</text:p>
              </table:table-cell>
              <table:table-cell office:value-type="float" office:value="0.0766273333333334">
                <text:p>0.076627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6">
                <text:p>1986</text:p>
              </table:table-cell>
              <table:table-cell office:value-type="float" office:value="0.0690181818181819">
                <text:p>0.0690181818181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7">
                <text:p>1987</text:p>
              </table:table-cell>
              <table:table-cell office:value-type="float" office:value="0.0617779861796644">
                <text:p>0.0617779861796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8">
                <text:p>1988</text:p>
              </table:table-cell>
              <table:table-cell office:value-type="float" office:value="0.0654725700164745">
                <text:p>0.0654725700164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9">
                <text:p>1989</text:p>
              </table:table-cell>
              <table:table-cell office:value-type="float" office:value="0.0638066511085181">
                <text:p>0.0638066511085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0">
                <text:p>1990</text:p>
              </table:table-cell>
              <table:table-cell office:value-type="float" office:value="0.0627401262398557">
                <text:p>0.0627401262398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1">
                <text:p>1991</text:p>
              </table:table-cell>
              <table:table-cell office:value-type="float" office:value="0.0722696096654276">
                <text:p>0.0722696096654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0.0793837414299708">
                <text:p>0.0793837414299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3">
                <text:p>1993</text:p>
              </table:table-cell>
              <table:table-cell office:value-type="float" office:value="0.0641768332251786">
                <text:p>0.0641768332251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4">
                <text:p>1994</text:p>
              </table:table-cell>
              <table:table-cell office:value-type="float" office:value="0.0877430262045647">
                <text:p>0.0877430262045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5">
                <text:p>1995</text:p>
              </table:table-cell>
              <table:table-cell office:value-type="float" office:value="0.0717100105374078">
                <text:p>0.0717100105374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6">
                <text:p>1996</text:p>
              </table:table-cell>
              <table:table-cell office:value-type="float" office:value="0.0762088477366255">
                <text:p>0.0762088477366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7">
                <text:p>1997</text:p>
              </table:table-cell>
              <table:table-cell office:value-type="float" office:value="0.0925667377398721">
                <text:p>0.0925667377398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8">
                <text:p>1998</text:p>
              </table:table-cell>
              <table:table-cell office:value-type="float" office:value="0.0660295847750865">
                <text:p>0.0660295847750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9">
                <text:p>1999</text:p>
              </table:table-cell>
              <table:table-cell office:value-type="float" office:value="0.0671860883797054">
                <text:p>0.0671860883797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0.0762728882833788">
                <text:p>0.0762728882833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1">
                <text:p>2001</text:p>
              </table:table-cell>
              <table:table-cell office:value-type="float" office:value="0.0892227168949771">
                <text:p>0.0892227168949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2">
                <text:p>2002</text:p>
              </table:table-cell>
              <table:table-cell office:value-type="float" office:value="0.081004799107143">
                <text:p>0.08100479910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3">
                <text:p>2003</text:p>
              </table:table-cell>
              <table:table-cell office:value-type="float" office:value="0.0808417497231451">
                <text:p>0.08084174972314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4">
                <text:p>2004</text:p>
              </table:table-cell>
              <table:table-cell office:value-type="float" office:value="0.0793640776699028">
                <text:p>0.0793640776699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5">
                <text:p>2005</text:p>
              </table:table-cell>
              <table:table-cell office:value-type="float" office:value="0.0788177884615384">
                <text:p>0.0788177884615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6">
                <text:p>2006</text:p>
              </table:table-cell>
              <table:table-cell office:value-type="float" office:value="0.0682226209048363">
                <text:p>0.0682226209048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7">
                <text:p>2007</text:p>
              </table:table-cell>
              <table:table-cell office:value-type="float" office:value="0.0777734050179212">
                <text:p>0.0777734050179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8">
                <text:p>2008</text:p>
              </table:table-cell>
              <table:table-cell office:value-type="float" office:value="0.0904452914798206">
                <text:p>0.0904452914798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9">
                <text:p>2009</text:p>
              </table:table-cell>
              <table:table-cell office:value-type="float" office:value="0.0825724735322426">
                <text:p>0.0825724735322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0">
                <text:p>2010</text:p>
              </table:table-cell>
              <table:table-cell office:value-type="float" office:value="0.0836606870229007">
                <text:p>0.0836606870229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1">
                <text:p>2011</text:p>
              </table:table-cell>
              <table:table-cell office:value-type="float" office:value="0.0764073697585769">
                <text:p>0.0764073697585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2">
                <text:p>2012</text:p>
              </table:table-cell>
              <table:table-cell office:value-type="float" office:value="0.0663508547008547">
                <text:p>0.0663508547008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3">
                <text:p>2013</text:p>
              </table:table-cell>
              <table:table-cell office:value-type="float" office:value="0.0880898470097358">
                <text:p>0.0880898470097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4">
                <text:p>2014</text:p>
              </table:table-cell>
              <table:table-cell office:value-type="float" office:value="0.10172899408284">
                <text:p>0.101728994082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5">
                <text:p>2015</text:p>
              </table:table-cell>
              <table:table-cell office:value-type="float" office:value="0.0935917710196781">
                <text:p>0.0935917710196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6">
                <text:p>2016</text:p>
              </table:table-cell>
              <table:table-cell office:value-type="float" office:value="0.062445867768595">
                <text:p>0.0624458677685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7">
                <text:p>2017</text:p>
              </table:table-cell>
              <table:table-cell office:value-type="float" office:value="0.047909375">
                <text:p>0.047909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